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4303792.8523467" calcext:value-type="float">
            <text:p><text:s/>44,303,793 <text:s/></text:p>
          </table:table-cell>
          <table:table-cell table:style-name="ce50" office:value-type="float" office:value="7168252" calcext:value-type="float">
            <text:p><text:s/>7,168,252 <text:s/></text:p>
          </table:table-cell>
          <table:table-cell table:style-name="ce50" office:value-type="float" office:value="48069834.714" calcext:value-type="float">
            <text:p><text:s/>48,069,835 <text:s/></text:p>
          </table:table-cell>
          <table:table-cell table:style-name="ce50" office:value-type="float" office:value="343670" calcext:value-type="float">
            <text:p><text:s/>343,670 <text:s/></text:p>
          </table:table-cell>
          <table:table-cell table:style-name="ce50" office:value-type="float" office:value="11750506" calcext:value-type="float">
            <text:p><text:s/>11,750,5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9799" calcext:value-type="float">
            <text:p><text:s/>259,7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6046.4555555556" calcext:value-type="float">
            <text:p><text:s/>16,04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11" calcext:value-type="float">
            <text:p><text:s/>1,4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200" calcext:value-type="float">
            <text:p><text:s/>19,2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873950.401333333" calcext:value-type="float">
            <text:p><text:s/>873,950 <text:s/></text:p>
          </table:table-cell>
          <table:table-cell table:style-name="ce50" office:value-type="float" office:value="190692" calcext:value-type="float">
            <text:p><text:s/>190,692 <text:s/></text:p>
          </table:table-cell>
          <table:table-cell table:style-name="ce50" office:value-type="float" office:value="872175.9" calcext:value-type="float">
            <text:p><text:s/>872,176 <text:s/></text:p>
          </table:table-cell>
          <table:table-cell table:style-name="ce50" office:value-type="float" office:value="-6955" calcext:value-type="float">
            <text:p><text:s/>-6,955 <text:s/></text:p>
          </table:table-cell>
          <table:table-cell table:style-name="ce50" office:value-type="float" office:value="245042" calcext:value-type="float">
            <text:p><text:s/>245,04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9240" calcext:value-type="float">
            <text:p><text:s/>39,24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3413795.9954578" calcext:value-type="float">
            <text:p><text:s/>43,413,796 <text:s/></text:p>
          </table:table-cell>
          <table:table-cell table:style-name="ce51" office:value-type="float" office:value="6977560" calcext:value-type="float">
            <text:p><text:s/>6,977,560 <text:s/></text:p>
          </table:table-cell>
          <table:table-cell table:style-name="ce51" office:value-type="float" office:value="47197658.814" calcext:value-type="float">
            <text:p><text:s/>47,197,659 <text:s/></text:p>
          </table:table-cell>
          <table:table-cell table:style-name="ce51" office:value-type="float" office:value="349214" calcext:value-type="float">
            <text:p><text:s/>349,214 <text:s/></text:p>
          </table:table-cell>
          <table:table-cell table:style-name="ce51" office:value-type="float" office:value="11505464" calcext:value-type="float">
            <text:p><text:s/>11,505,46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01359" calcext:value-type="float">
            <text:p><text:s/>201,35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200192.14899556" calcext:value-type="float">
            <text:p><text:s/>1,200,192 <text:s/></text:p>
          </table:table-cell>
          <table:table-cell table:style-name="ce51" office:value-type="float" office:value="694758" calcext:value-type="float">
            <text:p><text:s/>694,758 <text:s/></text:p>
          </table:table-cell>
          <table:table-cell table:style-name="ce51" office:value-type="float" office:value="-421141.838" calcext:value-type="float">
            <text:p><text:s/>-421,142 <text:s/></text:p>
          </table:table-cell>
          <table:table-cell table:style-name="ce51" office:value-type="float" office:value="103870" calcext:value-type="float">
            <text:p><text:s/>103,870 <text:s/></text:p>
          </table:table-cell>
          <table:table-cell table:style-name="ce51" office:value-type="float" office:value="1279311" calcext:value-type="float">
            <text:p><text:s/>1,279,311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1404" calcext:value-type="float">
            <text:p><text:s/>61,404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3359234.3559271" calcext:value-type="float">
            <text:p><text:s/>43,359,234 <text:s/></text:p>
          </table:table-cell>
          <table:table-cell table:style-name="ce50" office:value-type="float" office:value="6282802" calcext:value-type="float">
            <text:p><text:s/>6,282,802 <text:s/></text:p>
          </table:table-cell>
          <table:table-cell table:style-name="ce50" office:value-type="float" office:value="41994087.1434038" calcext:value-type="float">
            <text:p><text:s/>41,994,0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226153" calcext:value-type="float">
            <text:p><text:s/>10,226,15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244718" calcext:value-type="float">
            <text:p><text:s/>5,244,7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373534.29156222" calcext:value-type="float">
            <text:p><text:s/>6,373,534 <text:s/></text:p>
          </table:table-cell>
          <table:table-cell table:style-name="ce50" office:value-type="float" office:value="6282802" calcext:value-type="float">
            <text:p><text:s/>6,282,802 <text:s/></text:p>
          </table:table-cell>
          <table:table-cell table:style-name="ce50" office:value-type="float" office:value="1950126.882" calcext:value-type="float">
            <text:p><text:s/>1,950,1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467277.66333333" calcext:value-type="float">
            <text:p><text:s/>5,467,2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29059" calcext:value-type="float">
            <text:p><text:s/>1,829,0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44718" calcext:value-type="float">
            <text:p><text:s/>5,244,7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1223599.4" calcext:value-type="float">
            <text:p><text:s/>21,223,5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920367" calcext:value-type="float">
            <text:p><text:s/>24,920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93123" calcext:value-type="float">
            <text:p><text:s/>9,993,1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418731.555733333" calcext:value-type="float">
            <text:p><text:s/>418,7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9832.895" calcext:value-type="float">
            <text:p><text:s/>619,8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464712.958862222" calcext:value-type="float">
            <text:p><text:s/>464,7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7897.472" calcext:value-type="float">
            <text:p><text:s/>687,8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411378.48643601" calcext:value-type="float">
            <text:p><text:s/>9,411,37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1986803.8944038" calcext:value-type="float">
            <text:p><text:s/>11,986,80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3030" calcext:value-type="float">
            <text:p><text:s/>233,03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8449291.18833333" calcext:value-type="float">
            <text:p><text:s/>8,449,2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174849" calcext:value-type="float">
            <text:p><text:s/>6,174,8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8449291.18833333" calcext:value-type="float">
            <text:p><text:s/>8,449,2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6174849" calcext:value-type="float">
            <text:p><text:s/>6,174,84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311668.169" calcext:value-type="float">
            <text:p><text:s/>1,311,66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32836.199333333" calcext:value-type="float">
            <text:p><text:s/>632,83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78831.969666667" calcext:value-type="float">
            <text:p><text:s/>678,83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74363.0766666667" calcext:value-type="float">
            <text:p><text:s/>74,36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83472" calcext:value-type="float">
            <text:p><text:s/>83,47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917629.43320177" calcext:value-type="float">
            <text:p><text:s/>5,917,6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624713.50859625" calcext:value-type="float">
            <text:p><text:s/>5,624,714 <text:s/></text:p>
          </table:table-cell>
          <table:table-cell table:style-name="ce52" office:value-type="float" office:value="245344" calcext:value-type="float">
            <text:p><text:s/>245,34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86614" calcext:value-type="float">
            <text:p><text:s/>986,614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562428.73320177" calcext:value-type="float">
            <text:p><text:s/>5,562,42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624713.50859625" calcext:value-type="float">
            <text:p><text:s/>5,624,714 <text:s/></text:p>
          </table:table-cell>
          <table:table-cell table:style-name="ce52" office:value-type="float" office:value="156051" calcext:value-type="float">
            <text:p><text:s/>156,05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20496" calcext:value-type="float">
            <text:p><text:s/>620,49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562428.73320177" calcext:value-type="float">
            <text:p><text:s/>5,562,4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24713.50859625" calcext:value-type="float">
            <text:p><text:s/>5,624,714 <text:s/></text:p>
          </table:table-cell>
          <table:table-cell table:style-name="ce50" office:value-type="float" office:value="156051" calcext:value-type="float">
            <text:p><text:s/>156,0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0496" calcext:value-type="float">
            <text:p><text:s/>620,4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5289.92" calcext:value-type="float">
            <text:p><text:s/>45,2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041" calcext:value-type="float">
            <text:p><text:s/>67,0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19236.000488437" calcext:value-type="float">
            <text:p><text:s/>319,2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2553.2901967" calcext:value-type="float">
            <text:p><text:s/>472,5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30939.506634656" calcext:value-type="float">
            <text:p><text:s/>530,9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5930.19074209" calcext:value-type="float">
            <text:p><text:s/>785,9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790685.00367971" calcext:value-type="float">
            <text:p><text:s/>1,790,6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43366.81465746" calcext:value-type="float">
            <text:p><text:s/>2,643,36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03817.46533034" calcext:value-type="float">
            <text:p><text:s/>1,403,81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78019.27433767" calcext:value-type="float">
            <text:p><text:s/>2,078,0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50211.2909580199" calcext:value-type="float">
            <text:p>( 50,211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4325.92411549" calcext:value-type="float">
            <text:p>( 74,32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353606.17437232" calcext:value-type="float">
            <text:p>( 1,353,606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03693.35022218" calcext:value-type="float">
            <text:p>( 2,003,69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05267.226691684" calcext:value-type="float">
            <text:p><text:s/>305,2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1875.8289844" calcext:value-type="float">
            <text:p><text:s/>451,8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76656.444991019" calcext:value-type="float">
            <text:p><text:s/>76,6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471.71133539" calcext:value-type="float">
            <text:p><text:s/>113,4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4943.86666666667" calcext:value-type="float">
            <text:p><text:s/>4,944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3237.5111111111" calcext:value-type="float">
            <text:p><text:s/>13,2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595" calcext:value-type="float">
            <text:p><text:s/>19,5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223.07555555556" calcext:value-type="float">
            <text:p><text:s/>3,2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71" calcext:value-type="float">
            <text:p><text:s/>4,7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3255.0755555556" calcext:value-type="float">
            <text:p><text:s/>13,255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9621" calcext:value-type="float">
            <text:p><text:s/>19,62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072600.49777778" calcext:value-type="float">
            <text:p><text:s/>1,072,6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87731" calcext:value-type="float">
            <text:p><text:s/>1,587,7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042084.97777778" calcext:value-type="float">
            <text:p><text:s/>1,042,08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2560" calcext:value-type="float">
            <text:p><text:s/>1,542,5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30515.52" calcext:value-type="float">
            <text:p><text:s/>30,5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171" calcext:value-type="float">
            <text:p><text:s/>45,17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57678.40739452" calcext:value-type="float">
            <text:p><text:s/>1,757,6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6051" calcext:value-type="float">
            <text:p><text:s/>156,0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0496" calcext:value-type="float">
            <text:p><text:s/>620,4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57678.40739452" calcext:value-type="float">
            <text:p><text:s/>1,757,6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6051" calcext:value-type="float">
            <text:p><text:s/>156,0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0496" calcext:value-type="float">
            <text:p><text:s/>620,4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283.7350044445" calcext:value-type="float">
            <text:p><text:s/>16,2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104.213" calcext:value-type="float">
            <text:p><text:s/>24,1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55200.7" calcext:value-type="float">
            <text:p><text:s/>355,20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9293" calcext:value-type="float">
            <text:p><text:s/>89,2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6118" calcext:value-type="float">
            <text:p><text:s/>366,1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55200.7" calcext:value-type="float">
            <text:p><text:s/>355,20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9293" calcext:value-type="float">
            <text:p><text:s/>89,2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6118" calcext:value-type="float">
            <text:p><text:s/>366,1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6411633.008938" calcext:value-type="float">
            <text:p><text:s/>126,411,63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8006687.0846035" calcext:value-type="float">
            <text:p><text:s/>98,006,68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027422.8670185" calcext:value-type="float">
            <text:p><text:s/>24,027,42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2048381.443" calcext:value-type="float">
            <text:p><text:s/>92,048,38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8428175.0306345" calcext:value-type="float">
            <text:p><text:s/>68,428,17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620206.4123655" calcext:value-type="float">
            <text:p><text:s/>23,620,20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2104663.25102" calcext:value-type="float">
            <text:p><text:s/>2,104,66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04663.25102" calcext:value-type="float">
            <text:p><text:s/>2,104,66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484584.911102" calcext:value-type="float">
            <text:p><text:s/>1,484,58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84584.911102" calcext:value-type="float">
            <text:p><text:s/>1,484,58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774003.403816" calcext:value-type="float">
            <text:p><text:s/>30,774,00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989263.891847" calcext:value-type="float">
            <text:p><text:s/>25,989,26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07216.454653" calcext:value-type="float">
            <text:p><text:s/>407,21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5925507.708574" calcext:value-type="float">
            <text:p><text:s/>25,925,50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382887.109942" calcext:value-type="float">
            <text:p><text:s/>24,382,88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1404.468186" calcext:value-type="float">
            <text:p><text:s/>221,40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5925507.708574" calcext:value-type="float">
            <text:p><text:s/>25,925,50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4382887.109942" calcext:value-type="float">
            <text:p><text:s/>24,382,88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21404.468186" calcext:value-type="float">
            <text:p><text:s/>221,40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76462.4357961927" calcext:value-type="float">
            <text:p><text:s/>76,462 <text:s/></text:p>
          </table:table-cell>
          <table:table-cell table:style-name="ce49" office:value-type="float" office:value="3850.41" calcext:value-type="float">
            <text:p><text:s/>3,850 <text:s/></text:p>
          </table:table-cell>
          <table:table-cell table:style-name="ce49" office:value-type="float" office:value="72612.0257961927" calcext:value-type="float">
            <text:p><text:s/>72,612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546173.0712882" calcext:value-type="float">
            <text:p><text:s/>69,546,173 <text:s/></text:p>
          </table:table-cell>
          <table:table-cell table:style-name="ce50" office:value-type="float" office:value="51570375.437" calcext:value-type="float">
            <text:p><text:s/>51,570,3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0897.282" calcext:value-type="float">
            <text:p><text:s/>200,8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70277.01332" calcext:value-type="float">
            <text:p><text:s/>3,170,27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783134.4295578" calcext:value-type="float">
            <text:p><text:s/>21,783,13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58340.53" calcext:value-type="float">
            <text:p><text:s/>558,3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502.516426" calcext:value-type="float">
            <text:p><text:s/>59,50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4411.34586667" calcext:value-type="float">
            <text:p><text:s/>1,444,4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42808.576" calcext:value-type="float">
            <text:p><text:s/>3,342,8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655090.72275718" calcext:value-type="float">
            <text:p><text:s/>-655,091 <text:s/></text:p>
          </table:table-cell>
          <table:table-cell table:style-name="ce50" office:value-type="float" office:value="-93372.602" calcext:value-type="float">
            <text:p><text:s/>-93,373 <text:s/></text:p>
          </table:table-cell>
          <table:table-cell table:style-name="ce50" office:value-type="float" office:value="193.3463274802" calcext:value-type="float">
            <text:p><text:s/>193 <text:s/></text:p>
          </table:table-cell>
          <table:table-cell table:style-name="ce50" office:value-type="float" office:value="-187765.443" calcext:value-type="float">
            <text:p><text:s/>-187,7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55384.94277" calcext:value-type="float">
            <text:p><text:s/>-55,38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3707371.878417" calcext:value-type="float">
            <text:p><text:s/>43,707,372 <text:s/></text:p>
          </table:table-cell>
          <table:table-cell table:style-name="ce51" office:value-type="float" office:value="51667598.449" calcext:value-type="float">
            <text:p><text:s/>51,667,598 <text:s/></text:p>
          </table:table-cell>
          <table:table-cell table:style-name="ce51" office:value-type="float" office:value="72418.6794687125" calcext:value-type="float">
            <text:p><text:s/>72,419 <text:s/></text:p>
          </table:table-cell>
          <table:table-cell table:style-name="ce51" office:value-type="float" office:value="-169677.805" calcext:value-type="float">
            <text:p><text:s/>-169,67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166159.439664" calcext:value-type="float">
            <text:p><text:s/>3,166,15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80004.01506444" calcext:value-type="float">
            <text:p><text:s/>3,380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7596.148" calcext:value-type="float">
            <text:p><text:s/>147,5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463302.949488274" calcext:value-type="float">
            <text:p><text:s/>-463,303 <text:s/></text:p>
          </table:table-cell>
          <table:table-cell table:style-name="ce51" office:value-type="float" office:value="-7102.927" calcext:value-type="float">
            <text:p><text:s/>-7,103 <text:s/></text:p>
          </table:table-cell>
          <table:table-cell table:style-name="ce51" office:value-type="float" office:value="-0.0458694444" calcext:value-type="float">
            <text:p><text:s/>-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044.06142180824" calcext:value-type="float">
            <text:p><text:s/>3,0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772499.14459001" calcext:value-type="float">
            <text:p><text:s/>772,499 <text:s/></text:p>
          </table:table-cell>
          <table:table-cell table:style-name="ce50" office:value-type="float" office:value="7702501.37512352" calcext:value-type="float">
            <text:p><text:s/>7,702,501 <text:s/></text:p>
          </table:table-cell>
          <table:table-cell table:style-name="ce50" office:value-type="float" office:value="689242.45141803" calcext:value-type="float">
            <text:p><text:s/>689,242 <text:s/></text:p>
          </table:table-cell>
          <table:table-cell table:style-name="ce50" office:value-type="float" office:value="53614142.8248505" calcext:value-type="float">
            <text:p><text:s/>53,614,143 <text:s/></text:p>
          </table:table-cell>
          <table:table-cell table:style-name="ce50" office:value-type="float" office:value="51674701.376" calcext:value-type="float">
            <text:p><text:s/>51,674,701 <text:s/></text:p>
          </table:table-cell>
          <table:table-cell table:style-name="ce50" office:value-type="float" office:value="72418.7253381569" calcext:value-type="float">
            <text:p><text:s/>72,419 <text:s/></text:p>
          </table:table-cell>
          <table:table-cell table:style-name="ce50" office:value-type="float" office:value="200897.282" calcext:value-type="float">
            <text:p><text:s/>200,897 <text:s/></text:p>
          </table:table-cell>
          <table:table-cell table:style-name="ce50" office:value-type="float" office:value="309333.62248958" calcext:value-type="float">
            <text:p><text:s/>309,334 <text:s/></text:p>
          </table:table-cell>
          <table:table-cell table:style-name="ce50" office:value-type="float" office:value="743.70543216" calcext:value-type="float">
            <text:p><text:s/>7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948017.3833382" calcext:value-type="float">
            <text:p><text:s/>51,948,017 <text:s/></text:p>
          </table:table-cell>
          <table:table-cell table:style-name="ce50" office:value-type="float" office:value="51674701.376" calcext:value-type="float">
            <text:p><text:s/>51,674,701 <text:s/></text:p>
          </table:table-cell>
          <table:table-cell table:style-name="ce50" office:value-type="float" office:value="72418.7253381569" calcext:value-type="float">
            <text:p><text:s/>72,419 <text:s/></text:p>
          </table:table-cell>
          <table:table-cell table:style-name="ce50" office:value-type="float" office:value="200897.282" calcext:value-type="float">
            <text:p><text:s/>200,8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5945.06666667" calcext:value-type="float">
            <text:p><text:s/>1,255,94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75.77373333333" calcext:value-type="float">
            <text:p><text:s/>2,2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31.9648" calcext:value-type="float">
            <text:p><text:s/>2,4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72499.14459001" calcext:value-type="float">
            <text:p><text:s/>772,499 <text:s/></text:p>
          </table:table-cell>
          <table:table-cell table:style-name="ce51" office:value-type="float" office:value="7702501.37512352" calcext:value-type="float">
            <text:p><text:s/>7,702,501 <text:s/></text:p>
          </table:table-cell>
          <table:table-cell table:style-name="ce51" office:value-type="float" office:value="689242.45141803" calcext:value-type="float">
            <text:p><text:s/>689,242 <text:s/></text:p>
          </table:table-cell>
          <table:table-cell table:style-name="ce51" office:value-type="float" office:value="405472.636312322" calcext:value-type="float">
            <text:p><text:s/>405,47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09333.62248958" calcext:value-type="float">
            <text:p><text:s/>309,334 <text:s/></text:p>
          </table:table-cell>
          <table:table-cell table:style-name="ce51" office:value-type="float" office:value="743.70543216" calcext:value-type="float">
            <text:p><text:s/>7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94842" calcext:value-type="float">
            <text:p><text:s/>3,094,842 <text:s/></text:p>
          </table:table-cell>
          <table:table-cell table:style-name="ce50" office:value-type="float" office:value="22265082" calcext:value-type="float">
            <text:p><text:s/>22,265,082 <text:s/></text:p>
          </table:table-cell>
          <table:table-cell table:style-name="ce50" office:value-type="float" office:value="1349049" calcext:value-type="float">
            <text:p><text:s/>1,349,049 <text:s/></text:p>
          </table:table-cell>
          <table:table-cell table:style-name="ce50" office:value-type="float" office:value="57393210.6417998" calcext:value-type="float">
            <text:p><text:s/>57,393,2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5699.087" calcext:value-type="float">
            <text:p><text:s/>435,699 <text:s/></text:p>
          </table:table-cell>
          <table:table-cell table:style-name="ce50" office:value-type="float" office:value="3773299.363" calcext:value-type="float">
            <text:p><text:s/>3,773,299 <text:s/></text:p>
          </table:table-cell>
          <table:table-cell table:style-name="ce50" office:value-type="float" office:value="1970146.172952" calcext:value-type="float">
            <text:p><text:s/>1,970,1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94842" calcext:value-type="float">
            <text:p><text:s/>3,094,842 <text:s/></text:p>
          </table:table-cell>
          <table:table-cell table:style-name="ce50" office:value-type="float" office:value="22265082" calcext:value-type="float">
            <text:p><text:s/>22,265,082 <text:s/></text:p>
          </table:table-cell>
          <table:table-cell table:style-name="ce50" office:value-type="float" office:value="1349049" calcext:value-type="float">
            <text:p><text:s/>1,349,049 <text:s/></text:p>
          </table:table-cell>
          <table:table-cell table:style-name="ce50" office:value-type="float" office:value="54240683.2379202" calcext:value-type="float">
            <text:p><text:s/>54,240,68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5699.087" calcext:value-type="float">
            <text:p><text:s/>435,699 <text:s/></text:p>
          </table:table-cell>
          <table:table-cell table:style-name="ce50" office:value-type="float" office:value="3773299.363" calcext:value-type="float">
            <text:p><text:s/>3,773,299 <text:s/></text:p>
          </table:table-cell>
          <table:table-cell table:style-name="ce50" office:value-type="float" office:value="1905739.83404121" calcext:value-type="float">
            <text:p><text:s/>1,905,74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152527.40387967" calcext:value-type="float">
            <text:p><text:s/>3,152,52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4406.338910787" calcext:value-type="float">
            <text:p><text:s/>64,40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63770" calcext:value-type="float">
            <text:p><text:s/>563,770 <text:s/></text:p>
          </table:table-cell>
          <table:table-cell table:style-name="ce50" office:value-type="float" office:value="11330872" calcext:value-type="float">
            <text:p><text:s/>11,330,872 <text:s/></text:p>
          </table:table-cell>
          <table:table-cell table:style-name="ce50" office:value-type="float" office:value="338733" calcext:value-type="float">
            <text:p><text:s/>338,733 <text:s/></text:p>
          </table:table-cell>
          <table:table-cell table:style-name="ce50" office:value-type="float" office:value="3339752.50141551" calcext:value-type="float">
            <text:p><text:s/>3,339,7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6868.6895332" calcext:value-type="float">
            <text:p><text:s/>2,526,869 <text:s/></text:p>
          </table:table-cell>
          <table:table-cell table:style-name="ce50" office:value-type="float" office:value="248215.93047" calcext:value-type="float">
            <text:p><text:s/>248,2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512124" calcext:value-type="float">
            <text:p><text:s/>512,124 <text:s/></text:p>
          </table:table-cell>
          <table:table-cell table:style-name="ce50" office:value-type="float" office:value="3747121" calcext:value-type="float">
            <text:p><text:s/>3,747,121 <text:s/></text:p>
          </table:table-cell>
          <table:table-cell table:style-name="ce50" office:value-type="float" office:value="338733" calcext:value-type="float">
            <text:p><text:s/>338,7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51646" calcext:value-type="float">
            <text:p><text:s/>51,646 <text:s/></text:p>
          </table:table-cell>
          <table:table-cell table:style-name="ce50" office:value-type="float" office:value="7583751" calcext:value-type="float">
            <text:p><text:s/>7,583,7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36587.80214884" calcext:value-type="float">
            <text:p><text:s/>3,336,5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6868.6895332" calcext:value-type="float">
            <text:p><text:s/>2,526,869 <text:s/></text:p>
          </table:table-cell>
          <table:table-cell table:style-name="ce50" office:value-type="float" office:value="248215.93047" calcext:value-type="float">
            <text:p><text:s/>248,2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62.2958" calcext:value-type="float">
            <text:p><text:s/>1,5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73.33333333333" calcext:value-type="float">
            <text:p><text:s/>1,5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9.0701333333333" calcext:value-type="float">
            <text:p><text:s/>2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" calcext:value-type="float">
            <text:p><text:s/>1 <text:s/></text:p>
          </table:table-cell>
          <table:table-cell table:style-name="ce52" office:value-type="float" office:value="88084" calcext:value-type="float">
            <text:p><text:s/>88,084 <text:s/></text:p>
          </table:table-cell>
          <table:table-cell table:style-name="ce52" office:value-type="float" office:value="8838" calcext:value-type="float">
            <text:p><text:s/>8,83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758571.85540999" calcext:value-type="float">
            <text:p><text:s/>1,758,572 <text:s/></text:p>
          </table:table-cell>
          <table:table-cell table:style-name="ce52" office:value-type="float" office:value="3143624.62487648" calcext:value-type="float">
            <text:p><text:s/>3,143,625 <text:s/></text:p>
          </table:table-cell>
          <table:table-cell table:style-name="ce52" office:value-type="float" office:value="312235.54858197" calcext:value-type="float">
            <text:p><text:s/>312,236 <text:s/></text:p>
          </table:table-cell>
          <table:table-cell table:style-name="ce52" office:value-type="float" office:value="41229986.1283747" calcext:value-type="float">
            <text:p><text:s/>41,229,986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5124" calcext:value-type="float">
            <text:p><text:s/>65,124 <text:s/></text:p>
          </table:table-cell>
          <table:table-cell table:style-name="ce52" office:value-type="float" office:value="937097.05097722" calcext:value-type="float">
            <text:p><text:s/>937,097 <text:s/></text:p>
          </table:table-cell>
          <table:table-cell table:style-name="ce52" office:value-type="float" office:value="4736705.76729203" calcext:value-type="float">
            <text:p><text:s/>4,736,70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758571.85540999" calcext:value-type="float">
            <text:p><text:s/>1,758,572 <text:s/></text:p>
          </table:table-cell>
          <table:table-cell table:style-name="ce52" office:value-type="float" office:value="3143624.62487648" calcext:value-type="float">
            <text:p><text:s/>3,143,625 <text:s/></text:p>
          </table:table-cell>
          <table:table-cell table:style-name="ce52" office:value-type="float" office:value="312235.54858197" calcext:value-type="float">
            <text:p><text:s/>312,236 <text:s/></text:p>
          </table:table-cell>
          <table:table-cell table:style-name="ce52" office:value-type="float" office:value="17468989.0956251" calcext:value-type="float">
            <text:p><text:s/>17,468,989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937097.05097722" calcext:value-type="float">
            <text:p><text:s/>937,097 <text:s/></text:p>
          </table:table-cell>
          <table:table-cell table:style-name="ce52" office:value-type="float" office:value="2176434.72182003" calcext:value-type="float">
            <text:p><text:s/>2,176,4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758571.85540999" calcext:value-type="float">
            <text:p><text:s/>1,758,572 <text:s/></text:p>
          </table:table-cell>
          <table:table-cell table:style-name="ce50" office:value-type="float" office:value="3143624.62487648" calcext:value-type="float">
            <text:p><text:s/>3,143,625 <text:s/></text:p>
          </table:table-cell>
          <table:table-cell table:style-name="ce50" office:value-type="float" office:value="312235.54858197" calcext:value-type="float">
            <text:p><text:s/>312,236 <text:s/></text:p>
          </table:table-cell>
          <table:table-cell table:style-name="ce50" office:value-type="float" office:value="1621788.67458547" calcext:value-type="float">
            <text:p><text:s/>1,621,7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7097.05097722" calcext:value-type="float">
            <text:p><text:s/>937,097 <text:s/></text:p>
          </table:table-cell>
          <table:table-cell table:style-name="ce50" office:value-type="float" office:value="365036.221675785" calcext:value-type="float">
            <text:p><text:s/>365,0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320.6360465" calcext:value-type="float">
            <text:p><text:s/>7,3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86.9131" calcext:value-type="float">
            <text:p><text:s/>2,6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6682.109139598" calcext:value-type="float">
            <text:p><text:s/>146,6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999.105390411" calcext:value-type="float">
            <text:p><text:s/>21,9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8474.699294787" calcext:value-type="float">
            <text:p><text:s/>128,4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98.840008" calcext:value-type="float">
            <text:p><text:s/>10,79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03.5928989" calcext:value-type="float">
            <text:p><text:s/>7,1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52.59926" calcext:value-type="float">
            <text:p><text:s/>2,5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7.77397486667" calcext:value-type="float">
            <text:p><text:s/>1,0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7.54188" calcext:value-type="float">
            <text:p><text:s/>2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241.1663858358" calcext:value-type="float">
            <text:p><text:s/>51,2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33.11353753425" calcext:value-type="float">
            <text:p><text:s/>2,5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694.33929553333" calcext:value-type="float">
            <text:p><text:s/>2,6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63.06548" calcext:value-type="float">
            <text:p><text:s/>3,1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0594" calcext:value-type="float">
            <text:p><text:s/>10,5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44651.709146242" calcext:value-type="float">
            <text:p><text:s/>644,65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7097.05097722" calcext:value-type="float">
            <text:p><text:s/>937,097 <text:s/></text:p>
          </table:table-cell>
          <table:table-cell table:style-name="ce50" office:value-type="float" office:value="196930.01612784" calcext:value-type="float">
            <text:p><text:s/>196,9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2230.050099004" calcext:value-type="float">
            <text:p><text:s/>422,23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1491.44000978" calcext:value-type="float">
            <text:p><text:s/>931,491 <text:s/></text:p>
          </table:table-cell>
          <table:table-cell table:style-name="ce50" office:value-type="float" office:value="83125.56134784" calcext:value-type="float">
            <text:p><text:s/>83,1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8123.7296244" calcext:value-type="float">
            <text:p>( 68,12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5938.35096" calcext:value-type="float">
            <text:p>( 65,93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51087.547141271" calcext:value-type="float">
            <text:p>( 351,088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931491.44000978" calcext:value-type="float">
            <text:p>( 931,491 <text:s/>)</text:p>
          </table:table-cell>
          <table:table-cell table:style-name="ce53" office:value-type="float" office:value="17187.21038784" calcext:value-type="float">
            <text:p>( 17,18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018.77333333333" calcext:value-type="float">
            <text:p>( 3,01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793.6136482846" calcext:value-type="float">
            <text:p><text:s/>91,7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05.61096744" calcext:value-type="float">
            <text:p><text:s/>5,60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240.19478562" calcext:value-type="float">
            <text:p><text:s/>47,2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2.10278" calcext:value-type="float">
            <text:p><text:s/>97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0594" calcext:value-type="float">
            <text:p><text:s/>10,594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83387.8506133333" calcext:value-type="float">
            <text:p><text:s/>83,38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12832.352" calcext:value-type="float">
            <text:p><text:s/>112,83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234.6547871944" calcext:value-type="float">
            <text:p><text:s/>48,2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320.36785" calcext:value-type="float">
            <text:p><text:s/>11,3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86.3647697767" calcext:value-type="float">
            <text:p><text:s/>13,1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55.146274" calcext:value-type="float">
            <text:p><text:s/>2,95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5364.8463545367" calcext:value-type="float">
            <text:p><text:s/>45,36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4278.355658" calcext:value-type="float">
            <text:p><text:s/>14,2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0756.363160023" calcext:value-type="float">
            <text:p><text:s/>250,7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24.861046" calcext:value-type="float">
            <text:p><text:s/>10,4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510.3281166667" calcext:value-type="float">
            <text:p><text:s/>38,5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.99" calcext:value-type="float">
            <text:p><text:s/>1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2246.035043357" calcext:value-type="float">
            <text:p><text:s/>212,2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24.871046" calcext:value-type="float">
            <text:p><text:s/>10,3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364.4323928233" calcext:value-type="float">
            <text:p>( 20,364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477.228566" calcext:value-type="float">
            <text:p>( 7,47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52109.655983867" calcext:value-type="float">
            <text:p>( 152,110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847.64248" calcext:value-type="float">
            <text:p>( 2,84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747977.85540999" calcext:value-type="float">
            <text:p><text:s/>1,747,978 <text:s/></text:p>
          </table:table-cell>
          <table:table-cell table:style-name="ce50" office:value-type="float" office:value="3143624.62487648" calcext:value-type="float">
            <text:p><text:s/>3,143,625 <text:s/></text:p>
          </table:table-cell>
          <table:table-cell table:style-name="ce50" office:value-type="float" office:value="312235.54858197" calcext:value-type="float">
            <text:p><text:s/>312,236 <text:s/></text:p>
          </table:table-cell>
          <table:table-cell table:style-name="ce50" office:value-type="float" office:value="160717.889066927" calcext:value-type="float">
            <text:p><text:s/>160,7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781.127084" calcext:value-type="float">
            <text:p><text:s/>25,7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747977.85540999" calcext:value-type="float">
            <text:p><text:s/>1,747,978 <text:s/></text:p>
          </table:table-cell>
          <table:table-cell table:style-name="ce50" office:value-type="float" office:value="3143624.62487648" calcext:value-type="float">
            <text:p><text:s/>3,143,625 <text:s/></text:p>
          </table:table-cell>
          <table:table-cell table:style-name="ce50" office:value-type="float" office:value="312235.54858197" calcext:value-type="float">
            <text:p><text:s/>312,236 <text:s/></text:p>
          </table:table-cell>
          <table:table-cell table:style-name="ce50" office:value-type="float" office:value="116890.880674883" calcext:value-type="float">
            <text:p><text:s/>116,8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800.91977" calcext:value-type="float">
            <text:p><text:s/>13,8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827.0083920433" calcext:value-type="float">
            <text:p><text:s/>43,8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80.207314" calcext:value-type="float">
            <text:p><text:s/>11,9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7099.3765937433" calcext:value-type="float">
            <text:p>( 37,099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1150.672094" calcext:value-type="float">
            <text:p>( 11,15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1799.25645962" calcext:value-type="float">
            <text:p><text:s/>41,7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275.692108" calcext:value-type="float">
            <text:p><text:s/>32,27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764.84688128667" calcext:value-type="float">
            <text:p><text:s/>7,76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5526.549108" calcext:value-type="float">
            <text:p><text:s/>5,5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374.6391312533" calcext:value-type="float">
            <text:p><text:s/>17,3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75.223328" calcext:value-type="float">
            <text:p><text:s/>5,8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655.05744758" calcext:value-type="float">
            <text:p>( 12,65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3254.136372" calcext:value-type="float">
            <text:p>( 3,25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458.61772224" calcext:value-type="float">
            <text:p><text:s/>25,4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227.044416" calcext:value-type="float">
            <text:p><text:s/>15,2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.22891" calcext:value-type="float">
            <text:p><text:s/>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9.994" calcext:value-type="float">
            <text:p><text:s/>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2.42753333333" calcext:value-type="float">
            <text:p><text:s/>2,1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57.6860667133" calcext:value-type="float">
            <text:p><text:s/>12,9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20.8275603" calcext:value-type="float">
            <text:p><text:s/>6,7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0.66602" calcext:value-type="float">
            <text:p><text:s/>43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59059.4566754" calcext:value-type="float">
            <text:p><text:s/>13,259,0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056.177314" calcext:value-type="float">
            <text:p><text:s/>35,0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128.682666667" calcext:value-type="float">
            <text:p><text:s/>104,12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94700.9684087" calcext:value-type="float">
            <text:p><text:s/>13,094,7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056.177314" calcext:value-type="float">
            <text:p><text:s/>35,0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0.666666666667" calcext:value-type="float">
            <text:p><text:s/>1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099.1389333333" calcext:value-type="float">
            <text:p><text:s/>60,0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8526.2234" calcext:value-type="float">
            <text:p><text:s/>538,5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4545.6086" calcext:value-type="float">
            <text:p><text:s/>74,5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3980.6148" calcext:value-type="float">
            <text:p><text:s/>463,98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59313.439937606" calcext:value-type="float">
            <text:p><text:s/>859,3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766.330480551" calcext:value-type="float">
            <text:p><text:s/>161,7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981.783779093" calcext:value-type="float">
            <text:p><text:s/>184,9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82.66598520548" calcext:value-type="float">
            <text:p><text:s/>2,3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659.569460589" calcext:value-type="float">
            <text:p><text:s/>118,6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2956.526924688" calcext:value-type="float">
            <text:p><text:s/>152,9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590.2524796667" calcext:value-type="float">
            <text:p><text:s/>31,5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30.6142" calcext:value-type="float">
            <text:p><text:s/>1,1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3.8296" calcext:value-type="float">
            <text:p><text:s/>1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002.6938" calcext:value-type="float">
            <text:p><text:s/>9,0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2.189" calcext:value-type="float">
            <text:p><text:s/>75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53.01222676393" calcext:value-type="float">
            <text:p><text:s/>6,4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2.859358082192" calcext:value-type="float">
            <text:p><text:s/>5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56.0813378159" calcext:value-type="float">
            <text:p><text:s/>12,7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4.564015123288" calcext:value-type="float">
            <text:p><text:s/>2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778.266067859" calcext:value-type="float">
            <text:p><text:s/>409,7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.382398" calcext:value-type="float">
            <text:p><text:s/>12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5145.7621858183" calcext:value-type="float">
            <text:p><text:s/>85,14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426.71759945206" calcext:value-type="float">
            <text:p><text:s/>4,42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190301.30102669" calcext:value-type="float">
            <text:p><text:s/>1,190,30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14575.9923497" calcext:value-type="float">
            <text:p><text:s/>1,614,5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60997.0327495" calcext:value-type="float">
            <text:p><text:s/>23,760,9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5124" calcext:value-type="float">
            <text:p><text:s/>65,1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0271.045472" calcext:value-type="float">
            <text:p><text:s/>2,560,2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60997.0327495" calcext:value-type="float">
            <text:p><text:s/>23,760,9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5124" calcext:value-type="float">
            <text:p><text:s/>65,1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560271.045472" calcext:value-type="float">
            <text:p><text:s/>2,560,2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074036.2177674" calcext:value-type="float">
            <text:p>( 20,074,03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560271.045472" calcext:value-type="float">
            <text:p>( 2,560,271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330723.627905" calcext:value-type="float">
            <text:p><text:s/>1,330,724 <text:s/></text:p>
          </table:table-cell>
          <table:table-cell table:style-name="ce57" office:value-type="float" office:value="2507288.180977" calcext:value-type="float">
            <text:p><text:s/>2,507,288 <text:s/></text:p>
          </table:table-cell>
          <table:table-cell table:style-name="ce57" office:value-type="float" office:value="539511.248434" calcext:value-type="float">
            <text:p><text:s/>539,511 <text:s/></text:p>
          </table:table-cell>
          <table:table-cell table:style-name="ce57" office:value-type="float" office:value="5849966.259901" calcext:value-type="float">
            <text:p><text:s/>5,849,96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24211.103625" calcext:value-type="float">
            <text:p><text:s/>824,21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557867.326" calcext:value-type="float">
            <text:p><text:s/>4,557,8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9963.748979" calcext:value-type="float">
            <text:p><text:s/>39,964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568.952401" calcext:value-type="float">
            <text:p><text:s/>6,56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330723.627905" calcext:value-type="float">
            <text:p><text:s/>1,330,724 <text:s/></text:p>
          </table:table-cell>
          <table:table-cell table:style-name="ce57" office:value-type="float" office:value="2507288.180977" calcext:value-type="float">
            <text:p><text:s/>2,507,288 <text:s/></text:p>
          </table:table-cell>
          <table:table-cell table:style-name="ce57" office:value-type="float" office:value="539511.248434" calcext:value-type="float">
            <text:p><text:s/>539,511 <text:s/></text:p>
          </table:table-cell>
          <table:table-cell table:style-name="ce57" office:value-type="float" office:value="1245566.232521" calcext:value-type="float">
            <text:p><text:s/>1,245,566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24211.103625" calcext:value-type="float">
            <text:p><text:s/>824,21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352167.891706" calcext:value-type="float">
            <text:p><text:s/>352,168 <text:s/></text:p>
          </table:table-cell>
          <table:table-cell table:style-name="ce57" office:value-type="float" office:value="775627.125173" calcext:value-type="float">
            <text:p><text:s/>775,627 <text:s/></text:p>
          </table:table-cell>
          <table:table-cell table:style-name="ce57" office:value-type="float" office:value="193421.113567" calcext:value-type="float">
            <text:p><text:s/>193,421 <text:s/></text:p>
          </table:table-cell>
          <table:table-cell table:style-name="ce57" office:value-type="float" office:value="2488825.434637" calcext:value-type="float">
            <text:p><text:s/>2,488,82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14849.551925" calcext:value-type="float">
            <text:p><text:s/>1,214,850 <text:s/></text:p>
          </table:table-cell>
          <table:table-cell table:style-name="ce57" office:value-type="float" office:value="15430.836995" calcext:value-type="float">
            <text:p><text:s/>15,431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352167.891706" calcext:value-type="float">
            <text:p><text:s/>352,168 <text:s/></text:p>
          </table:table-cell>
          <table:table-cell table:style-name="ce51" office:value-type="float" office:value="775627.125173" calcext:value-type="float">
            <text:p><text:s/>775,627 <text:s/></text:p>
          </table:table-cell>
          <table:table-cell table:style-name="ce51" office:value-type="float" office:value="193421.113567" calcext:value-type="float">
            <text:p><text:s/>193,421 <text:s/></text:p>
          </table:table-cell>
          <table:table-cell table:style-name="ce51" office:value-type="float" office:value="2488825.434637" calcext:value-type="float">
            <text:p><text:s/>2,488,82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14849.551925" calcext:value-type="float">
            <text:p><text:s/>1,214,850 <text:s/></text:p>
          </table:table-cell>
          <table:table-cell table:style-name="ce51" office:value-type="float" office:value="15430.836995" calcext:value-type="float">
            <text:p><text:s/>15,431 <text:s/></text:p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152751.175" calcext:value-type="float">
            <text:p><text:s/>13,152,751 <text:s/></text:p>
          </table:table-cell>
          <table:table-cell table:number-columns-repeated="2" table:style-name="ce50" office:value-type="float" office:value="245810.599" calcext:value-type="float">
            <text:p><text:s/>245,8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988.049" calcext:value-type="float">
            <text:p><text:s/>44,98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07742.197000405" calcext:value-type="float">
            <text:p><text:s/>907,742 <text:s/></text:p>
          </table:table-cell>
          <table:table-cell table:number-columns-repeated="2" table:style-name="ce50" office:value-type="float" office:value="4710827.911" calcext:value-type="float">
            <text:p><text:s/>4,710,82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66237.066" calcext:value-type="float">
            <text:p><text:s/>1,166,23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760659.648" calcext:value-type="float">
            <text:p><text:s/>3,760,66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48243.242" calcext:value-type="float">
            <text:p><text:s/>-48,243 <text:s/></text:p>
          </table:table-cell>
          <table:table-cell table:number-columns-repeated="2" table:style-name="ce50" office:value-type="float" office:value="-39030.256" calcext:value-type="float">
            <text:p><text:s/>-39,03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05409.031" calcext:value-type="float">
            <text:p><text:s/>-105,409 <text:s/></text:p>
          </table:table-cell>
          <table:table-cell table:style-name="ce50" office:value-type="float" office:value="-463.266" calcext:value-type="float">
            <text:p><text:s/>-46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2293252.2199996" calcext:value-type="float">
            <text:p><text:s/>12,293,252 <text:s/></text:p>
          </table:table-cell>
          <table:table-cell table:number-columns-repeated="2" table:style-name="ce51" office:value-type="float" office:value="-4425987.056" calcext:value-type="float">
            <text:p><text:s/>-4,425,98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776499.634" calcext:value-type="float">
            <text:p><text:s/>-4,776,500 <text:s/></text:p>
          </table:table-cell>
          <table:table-cell table:style-name="ce51" office:value-type="float" office:value="463.266" calcext:value-type="float">
            <text:p><text:s/>4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74850.329" calcext:value-type="float">
            <text:p><text:s/>3,374,850 <text:s/></text:p>
          </table:table-cell>
          <table:table-cell table:number-columns-repeated="2" table:style-name="ce50" office:value-type="float" office:value="32109.631" calcext:value-type="float">
            <text:p><text:s/>32,11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469.625" calcext:value-type="float">
            <text:p><text:s/>7,4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0590.8149995947" calcext:value-type="float">
            <text:p><text:s/>70,591 <text:s/></text:p>
          </table:table-cell>
          <table:table-cell table:number-columns-repeated="2" table:style-name="ce51" office:value-type="float" office:value="-65773.1010000001" calcext:value-type="float">
            <text:p><text:s/>-65,77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9090.496" calcext:value-type="float">
            <text:p><text:s/>29,090 <text:s/></text:p>
          </table:table-cell>
          <table:table-cell table:style-name="ce51" office:value-type="float" office:value="-11.281" calcext:value-type="float">
            <text:p><text:s/>-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36666.818" calcext:value-type="float">
            <text:p><text:s/>12,136,667 <text:s/></text:p>
          </table:table-cell>
          <table:table-cell table:number-columns-repeated="2" table:style-name="ce50" office:value-type="float" office:value="14422690.68" calcext:value-type="float">
            <text:p><text:s/>14,422,6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43865.879" calcext:value-type="float">
            <text:p><text:s/>5,143,866 <text:s/></text:p>
          </table:table-cell>
          <table:table-cell table:style-name="ce50" office:value-type="float" office:value="2264.95" calcext:value-type="float">
            <text:p><text:s/>2,2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136666.818" calcext:value-type="float">
            <text:p><text:s/>12,136,667 <text:s/></text:p>
          </table:table-cell>
          <table:table-cell table:number-columns-repeated="2" table:style-name="ce50" office:value-type="float" office:value="10911494.29706" calcext:value-type="float">
            <text:p><text:s/>10,911,49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43865.879" calcext:value-type="float">
            <text:p><text:s/>5,143,866 <text:s/></text:p>
          </table:table-cell>
          <table:table-cell table:style-name="ce50" office:value-type="float" office:value="2264.95" calcext:value-type="float">
            <text:p><text:s/>2,26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511196.38294" calcext:value-type="float">
            <text:p><text:s/>3,511,19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015.37" calcext:value-type="float">
            <text:p><text:s/>4,01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024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93.387" calcext:value-type="float">
            <text:p><text:s/>2,1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.024" calcext:value-type="float">
            <text:p><text:s/>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02.649" calcext:value-type="float">
            <text:p><text:s/>1,8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9.334" calcext:value-type="float">
            <text:p><text:s/>1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0984477.894" calcext:value-type="float">
            <text:p><text:s/>20,984,478 <text:s/></text:p>
          </table:table-cell>
          <table:table-cell table:number-columns-repeated="2" table:style-name="ce52" office:value-type="float" office:value="10026351.724" calcext:value-type="float">
            <text:p><text:s/>10,026,35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30806.124" calcext:value-type="float">
            <text:p><text:s/>330,806 <text:s/></text:p>
          </table:table-cell>
          <table:table-cell table:style-name="ce52" office:value-type="float" office:value="2738.473" calcext:value-type="float">
            <text:p><text:s/>2,73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10026351.724" calcext:value-type="float">
            <text:p><text:s/>10,026,352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30806.124" calcext:value-type="float">
            <text:p><text:s/>330,806 <text:s/></text:p>
          </table:table-cell>
          <table:table-cell table:style-name="ce52" office:value-type="float" office:value="2738.473" calcext:value-type="float">
            <text:p><text:s/>2,7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777.658" calcext:value-type="float">
            <text:p><text:s/>5,7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28.408" calcext:value-type="float">
            <text:p><text:s/>1,02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7.12" calcext:value-type="float">
            <text:p><text:s/>1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.089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.087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5.93" calcext:value-type="float">
            <text:p><text:s/>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.345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32" calcext:value-type="float">
            <text:p><text:s/>1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32" calcext:value-type="float">
            <text:p><text:s/>1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61.58" calcext:value-type="float">
            <text:p><text:s/>1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96.408" calcext:value-type="float">
            <text:p><text:s/>8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.241" calcext:value-type="float">
            <text:p><text:s/>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3.827" calcext:value-type="float">
            <text:p><text:s/>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.027" calcext:value-type="float">
            <text:p><text:s/>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5.089" calcext:value-type="float">
            <text:p><text:s/>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.938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5.938" calcext:value-type="float">
            <text:p>( 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.111" calcext:value-type="float">
            <text:p><text:s/>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.111" calcext:value-type="float">
            <text:p><text:s/>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.771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47.307" calcext:value-type="float">
            <text:p><text:s/>24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2.289" calcext:value-type="float">
            <text:p><text:s/>1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46.909" calcext:value-type="float">
            <text:p>( 4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324.853" calcext:value-type="float">
            <text:p><text:s/>4,3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.311" calcext:value-type="float">
            <text:p><text:s/>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90.537" calcext:value-type="float">
            <text:p><text:s/>4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1.233" calcext:value-type="float">
            <text:p><text:s/>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67868.188" calcext:value-type="float">
            <text:p><text:s/>9,967,86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7144.768" calcext:value-type="float">
            <text:p><text:s/>117,1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117144.768" calcext:value-type="float">
            <text:p><text:s/>117,1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67868.188" calcext:value-type="float">
            <text:p><text:s/>9,967,8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158.005" calcext:value-type="float">
            <text:p><text:s/>11,1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158.005" calcext:value-type="float">
            <text:p><text:s/>11,15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1547.873" calcext:value-type="float">
            <text:p><text:s/>41,5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632.948" calcext:value-type="float">
            <text:p><text:s/>212,633 <text:s/></text:p>
          </table:table-cell>
          <table:table-cell table:style-name="ce50" office:value-type="float" office:value="2738.473" calcext:value-type="float">
            <text:p><text:s/>2,7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5.891" calcext:value-type="float">
            <text:p><text:s/>1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8.828" calcext:value-type="float">
            <text:p><text:s/>9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0.959" calcext:value-type="float">
            <text:p><text:s/>89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49.645" calcext:value-type="float">
            <text:p><text:s/>1,7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160.245" calcext:value-type="float">
            <text:p><text:s/>8,1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07.497" calcext:value-type="float">
            <text:p><text:s/>80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25.387" calcext:value-type="float">
            <text:p><text:s/>5,32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08.103" calcext:value-type="float">
            <text:p><text:s/>9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094.993" calcext:value-type="float">
            <text:p><text:s/>25,09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2626.948" calcext:value-type="float">
            <text:p><text:s/>212,62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14.798" calcext:value-type="float">
            <text:p><text:s/>215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6" calcext:value-type="float">
            <text:p><text:s/>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984477.894" calcext:value-type="float">
            <text:p><text:s/>20,984,4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984477.894" calcext:value-type="float">
            <text:p><text:s/>20,984,4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0984477.894" calcext:value-type="float">
            <text:p>( 20,984,47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5722.213" calcext:value-type="float">
            <text:p><text:s/>1,295,722 <text:s/></text:p>
          </table:table-cell>
          <table:table-cell table:style-name="ce50" office:value-type="float" office:value="2510.357" calcext:value-type="float">
            <text:p><text:s/>2,510 <text:s/></text:p>
          </table:table-cell>
          <table:table-cell table:style-name="ce50" office:value-type="float" office:value="320913" calcext:value-type="float">
            <text:p><text:s/>320,913 <text:s/></text:p>
          </table:table-cell>
          <table:table-cell table:style-name="ce50" office:value-type="float" office:value="94748" calcext:value-type="float">
            <text:p><text:s/>94,748 <text:s/></text:p>
          </table:table-cell>
          <table:table-cell table:style-name="ce50" office:value-type="float" office:value="1897359.97689339" calcext:value-type="float">
            <text:p><text:s/>1,897,360 <text:s/></text:p>
          </table:table-cell>
          <table:table-cell table:style-name="ce50" office:value-type="float" office:value="118859" calcext:value-type="float">
            <text:p><text:s/>118,859 <text:s/></text:p>
          </table:table-cell>
          <table:table-cell table:style-name="ce50" office:value-type="float" office:value="36991" calcext:value-type="float">
            <text:p><text:s/>36,991 <text:s/></text:p>
          </table:table-cell>
          <table:table-cell table:style-name="ce50" office:value-type="float" office:value="51079.188" calcext:value-type="float">
            <text:p><text:s/>51,07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874159.78" calcext:value-type="float">
            <text:p><text:s/>11,874,160 <text:s/></text:p>
          </table:table-cell>
          <table:table-cell table:style-name="ce50" office:value-type="float" office:value="1850050.178" calcext:value-type="float">
            <text:p><text:s/>1,850,050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50" office:value-type="float" office:value="733467" calcext:value-type="float">
            <text:p><text:s/>733,467 <text:s/></text:p>
          </table:table-cell>
          <table:table-cell table:style-name="ce50" office:value-type="float" office:value="265798" calcext:value-type="float">
            <text:p><text:s/>265,798 <text:s/></text:p>
          </table:table-cell>
          <table:table-cell table:style-name="ce50" office:value-type="float" office:value="289705.145120122" calcext:value-type="float">
            <text:p><text:s/>289,705 <text:s/></text:p>
          </table:table-cell>
          <table:table-cell table:style-name="ce50" office:value-type="float" office:value="5928" calcext:value-type="float">
            <text:p><text:s/>5,928 <text:s/></text:p>
          </table:table-cell>
          <table:table-cell table:style-name="ce50" office:value-type="float" office:value="682514.91" calcext:value-type="float">
            <text:p><text:s/>682,515 <text:s/></text:p>
          </table:table-cell>
          <table:table-cell table:style-name="ce50" office:value-type="float" office:value="246263.389092667" calcext:value-type="float">
            <text:p><text:s/>246,26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49805.334" calcext:value-type="float">
            <text:p><text:s/>249,805 <text:s/></text:p>
          </table:table-cell>
          <table:table-cell table:style-name="ce50" office:value-type="float" office:value="1133616.232" calcext:value-type="float">
            <text:p><text:s/>1,133,616 <text:s/></text:p>
          </table:table-cell>
          <table:table-cell table:style-name="ce50" office:value-type="float" office:value="124.8" calcext:value-type="float">
            <text:p><text:s/>1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043.6" calcext:value-type="float">
            <text:p><text:s/>2,04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9.6" calcext:value-type="float">
            <text:p><text:s/>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53272.469" calcext:value-type="float">
            <text:p><text:s/>-153,272 <text:s/></text:p>
          </table:table-cell>
          <table:table-cell table:style-name="ce50" office:value-type="float" office:value="-242004.848" calcext:value-type="float">
            <text:p><text:s/>-242,005 <text:s/></text:p>
          </table:table-cell>
          <table:table-cell table:style-name="ce50" office:value-type="float" office:value="618.629" calcext:value-type="float">
            <text:p><text:s/>619 <text:s/></text:p>
          </table:table-cell>
          <table:table-cell table:style-name="ce50" office:value-type="float" office:value="-37120.262" calcext:value-type="float">
            <text:p><text:s/>-37,120 <text:s/></text:p>
          </table:table-cell>
          <table:table-cell table:style-name="ce50" office:value-type="float" office:value="-5427.583" calcext:value-type="float">
            <text:p><text:s/>-5,428 <text:s/></text:p>
          </table:table-cell>
          <table:table-cell table:style-name="ce50" office:value-type="float" office:value="5261.50900000003" calcext:value-type="float">
            <text:p><text:s/>5,2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033.26" calcext:value-type="float">
            <text:p><text:s/>12,033 <text:s/></text:p>
          </table:table-cell>
          <table:table-cell table:style-name="ce50" office:value-type="float" office:value="266840.319979667" calcext:value-type="float">
            <text:p><text:s/>266,84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1970692.645" calcext:value-type="float">
            <text:p><text:s/>-11,970,693 <text:s/></text:p>
          </table:table-cell>
          <table:table-cell table:style-name="ce51" office:value-type="float" office:value="-1445939.349" calcext:value-type="float">
            <text:p><text:s/>-1,445,939 <text:s/></text:p>
          </table:table-cell>
          <table:table-cell table:style-name="ce51" office:value-type="float" office:value="1764.928" calcext:value-type="float">
            <text:p><text:s/>1,765 <text:s/></text:p>
          </table:table-cell>
          <table:table-cell table:style-name="ce51" office:value-type="float" office:value="-375433.738" calcext:value-type="float">
            <text:p><text:s/>-375,434 <text:s/></text:p>
          </table:table-cell>
          <table:table-cell table:style-name="ce51" office:value-type="float" office:value="-165622.417" calcext:value-type="float">
            <text:p><text:s/>-165,622 <text:s/></text:p>
          </table:table-cell>
          <table:table-cell table:style-name="ce51" office:value-type="float" office:value="1600349.72277327" calcext:value-type="float">
            <text:p><text:s/>1,600,350 <text:s/></text:p>
          </table:table-cell>
          <table:table-cell table:style-name="ce51" office:value-type="float" office:value="112931" calcext:value-type="float">
            <text:p><text:s/>112,931 <text:s/></text:p>
          </table:table-cell>
          <table:table-cell table:style-name="ce51" office:value-type="float" office:value="-657557.17" calcext:value-type="float">
            <text:p><text:s/>-657,557 <text:s/></text:p>
          </table:table-cell>
          <table:table-cell table:style-name="ce51" office:value-type="float" office:value="-462084.121072333" calcext:value-type="float">
            <text:p><text:s/>-462,08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5097.999" calcext:value-type="float">
            <text:p><text:s/>25,098 <text:s/></text:p>
          </table:table-cell>
          <table:table-cell table:style-name="ce50" office:value-type="float" office:value="267171.861" calcext:value-type="float">
            <text:p><text:s/>267,172 <text:s/></text:p>
          </table:table-cell>
          <table:table-cell table:style-name="ce50" office:value-type="float" office:value="853.395" calcext:value-type="float">
            <text:p><text:s/>853 <text:s/></text:p>
          </table:table-cell>
          <table:table-cell table:style-name="ce50" office:value-type="float" office:value="362.373" calcext:value-type="float">
            <text:p><text:s/>3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91.302" calcext:value-type="float">
            <text:p><text:s/>89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84.534" calcext:value-type="float">
            <text:p><text:s/>1,385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01780.304" calcext:value-type="float">
            <text:p><text:s/>-101,780 <text:s/></text:p>
          </table:table-cell>
          <table:table-cell table:style-name="ce51" office:value-type="float" office:value="-368880.0866875" calcext:value-type="float">
            <text:p><text:s/>-368,88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83298.2366381" calcext:value-type="float">
            <text:p><text:s/>83,298 <text:s/></text:p>
          </table:table-cell>
          <table:table-cell table:style-name="ce50" office:value-type="float" office:value="1201379.1041673" calcext:value-type="float">
            <text:p><text:s/>1,201,3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3033.935168292" calcext:value-type="float">
            <text:p><text:s/>13,0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81444" calcext:value-type="float">
            <text:p><text:s/>81,444 <text:s/></text:p>
          </table:table-cell>
          <table:table-cell table:style-name="ce50" office:value-type="float" office:value="1106185" calcext:value-type="float">
            <text:p><text:s/>1,106,1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style-name="ce50" office:value-type="float" office:value="194.057" calcext:value-type="float">
            <text:p><text:s/>194 <text:s/></text:p>
          </table:table-cell>
          <table:table-cell table:style-name="ce50" office:value-type="float" office:value="1963.738" calcext:value-type="float">
            <text:p><text:s/>1,9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79.967" calcext:value-type="float">
            <text:p><text:s/>2,2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660.1796381" calcext:value-type="float">
            <text:p><text:s/>1,660 <text:s/></text:p>
          </table:table-cell>
          <table:table-cell table:style-name="ce51" office:value-type="float" office:value="90950.3991673" calcext:value-type="float">
            <text:p><text:s/>90,950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1" office:value-type="float" office:value="13033.935168292" calcext:value-type="float">
            <text:p><text:s/>13,03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781172.606" calcext:value-type="float">
            <text:p><text:s/>17,781,173 <text:s/></text:p>
          </table:table-cell>
          <table:table-cell table:style-name="ce50" office:value-type="float" office:value="3877991.2983125" calcext:value-type="float">
            <text:p><text:s/>3,877,991 <text:s/></text:p>
          </table:table-cell>
          <table:table-cell table:style-name="ce50" office:value-type="float" office:value="643.467" calcext:value-type="float">
            <text:p><text:s/>643 <text:s/></text:p>
          </table:table-cell>
          <table:table-cell table:style-name="ce50" office:value-type="float" office:value="923451.159" calcext:value-type="float">
            <text:p><text:s/>923,451 <text:s/></text:p>
          </table:table-cell>
          <table:table-cell table:style-name="ce50" office:value-type="float" office:value="619032.117" calcext:value-type="float">
            <text:p><text:s/>619,032 <text:s/></text:p>
          </table:table-cell>
          <table:table-cell table:style-name="ce50" office:value-type="float" office:value="54125.382" calcext:value-type="float">
            <text:p><text:s/>54,1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8099" calcext:value-type="float">
            <text:p><text:s/>1,228,099 <text:s/></text:p>
          </table:table-cell>
          <table:table-cell table:style-name="ce50" office:value-type="float" office:value="1362855.82229689" calcext:value-type="float">
            <text:p><text:s/>1,362,8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7750851.10244" calcext:value-type="float">
            <text:p><text:s/>17,750,851 <text:s/></text:p>
          </table:table-cell>
          <table:table-cell table:style-name="ce50" office:value-type="float" office:value="3877991.2983125" calcext:value-type="float">
            <text:p><text:s/>3,877,991 <text:s/></text:p>
          </table:table-cell>
          <table:table-cell table:style-name="ce50" office:value-type="float" office:value="643.467" calcext:value-type="float">
            <text:p><text:s/>643 <text:s/></text:p>
          </table:table-cell>
          <table:table-cell table:style-name="ce50" office:value-type="float" office:value="923451.159" calcext:value-type="float">
            <text:p><text:s/>923,451 <text:s/></text:p>
          </table:table-cell>
          <table:table-cell table:style-name="ce50" office:value-type="float" office:value="619032.117" calcext:value-type="float">
            <text:p><text:s/>619,032 <text:s/></text:p>
          </table:table-cell>
          <table:table-cell table:style-name="ce50" office:value-type="float" office:value="54125.382" calcext:value-type="float">
            <text:p><text:s/>54,1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8099" calcext:value-type="float">
            <text:p><text:s/>1,228,099 <text:s/></text:p>
          </table:table-cell>
          <table:table-cell table:style-name="ce50" office:value-type="float" office:value="1329147.13791822" calcext:value-type="float">
            <text:p><text:s/>1,329,14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30321.50356" calcext:value-type="float">
            <text:p><text:s/>30,32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33708.6843786667" calcext:value-type="float">
            <text:p><text:s/>33,7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035.598" calcext:value-type="float">
            <text:p><text:s/>37,036 <text:s/></text:p>
          </table:table-cell>
          <table:table-cell table:style-name="ce50" office:value-type="float" office:value="87505.61635391" calcext:value-type="float">
            <text:p><text:s/>87,5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9468" calcext:value-type="float">
            <text:p><text:s/>519,468 <text:s/></text:p>
          </table:table-cell>
          <table:table-cell table:style-name="ce50" office:value-type="float" office:value="26524.0203872636" calcext:value-type="float">
            <text:p><text:s/>26,5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7025.833" calcext:value-type="float">
            <text:p><text:s/>37,026 <text:s/></text:p>
          </table:table-cell>
          <table:table-cell table:style-name="ce50" office:value-type="float" office:value="86027.61635391" calcext:value-type="float">
            <text:p><text:s/>86,0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9468" calcext:value-type="float">
            <text:p><text:s/>519,468 <text:s/></text:p>
          </table:table-cell>
          <table:table-cell table:style-name="ce50" office:value-type="float" office:value="26524.0203872636" calcext:value-type="float">
            <text:p><text:s/>26,52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75" calcext:value-type="float">
            <text:p><text:s/>1,4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9.765" calcext:value-type="float">
            <text:p><text:s/>10 <text:s/></text:p>
          </table:table-cell>
          <table:table-cell table:style-name="ce51" office:value-type="float" office:value="3" calcext:value-type="float">
            <text:p><text:s/>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766828.4313619" calcext:value-type="float">
            <text:p><text:s/>5,766,828 <text:s/></text:p>
          </table:table-cell>
          <table:table-cell table:style-name="ce52" office:value-type="float" office:value="1244875.45447879" calcext:value-type="float">
            <text:p><text:s/>1,244,875 <text:s/></text:p>
          </table:table-cell>
          <table:table-cell table:style-name="ce52" office:value-type="float" office:value="1555" calcext:value-type="float">
            <text:p><text:s/>1,555 <text:s/></text:p>
          </table:table-cell>
          <table:table-cell table:style-name="ce52" office:value-type="float" office:value="547655.048" calcext:value-type="float">
            <text:p><text:s/>547,655 <text:s/></text:p>
          </table:table-cell>
          <table:table-cell table:style-name="ce52" office:value-type="float" office:value="453409.7" calcext:value-type="float">
            <text:p><text:s/>453,410 <text:s/></text:p>
          </table:table-cell>
          <table:table-cell table:style-name="ce52" office:value-type="float" office:value="1653583.80277327" calcext:value-type="float">
            <text:p><text:s/>1,653,584 <text:s/></text:p>
          </table:table-cell>
          <table:table-cell table:style-name="ce52" office:value-type="float" office:value="112931" calcext:value-type="float">
            <text:p><text:s/>112,931 <text:s/></text:p>
          </table:table-cell>
          <table:table-cell table:style-name="ce52" office:value-type="float" office:value="51073.83" calcext:value-type="float">
            <text:p><text:s/>51,074 <text:s/></text:p>
          </table:table-cell>
          <table:table-cell table:style-name="ce52" office:value-type="float" office:value="859829.211669" calcext:value-type="float">
            <text:p><text:s/>859,82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766828.4313619" calcext:value-type="float">
            <text:p><text:s/>5,766,828 <text:s/></text:p>
          </table:table-cell>
          <table:table-cell table:style-name="ce52" office:value-type="float" office:value="1244875.45447879" calcext:value-type="float">
            <text:p><text:s/>1,244,87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1938" calcext:value-type="float">
            <text:p><text:s/>11,9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11907.0973619" calcext:value-type="float">
            <text:p><text:s/>111,907 <text:s/></text:p>
          </table:table-cell>
          <table:table-cell table:style-name="ce50" office:value-type="float" office:value="1007077.63447879" calcext:value-type="float">
            <text:p><text:s/>1,007,0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938" calcext:value-type="float">
            <text:p><text:s/>11,9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2474.34" calcext:value-type="float">
            <text:p><text:s/>2,474 <text:s/></text:p>
          </table:table-cell>
          <table:table-cell table:style-name="ce50" office:value-type="float" office:value="2841" calcext:value-type="float">
            <text:p><text:s/>2,8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5011.763" calcext:value-type="float">
            <text:p><text:s/>15,012 <text:s/></text:p>
          </table:table-cell>
          <table:table-cell table:style-name="ce50" office:value-type="float" office:value="109087.55966573" calcext:value-type="float">
            <text:p><text:s/>109,0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55.4" calcext:value-type="float">
            <text:p><text:s/>555 <text:s/></text:p>
          </table:table-cell>
          <table:table-cell table:style-name="ce50" office:value-type="float" office:value="112492.16" calcext:value-type="float">
            <text:p><text:s/>112,4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95.4" calcext:value-type="float">
            <text:p><text:s/>4,8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7.002" calcext:value-type="float">
            <text:p><text:s/>37 <text:s/></text:p>
          </table:table-cell>
          <table:table-cell table:style-name="ce50" office:value-type="float" office:value="793.8" calcext:value-type="float">
            <text:p><text:s/>7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84.926" calcext:value-type="float">
            <text:p><text:s/>785 <text:s/></text:p>
          </table:table-cell>
          <table:table-cell table:style-name="ce50" office:value-type="float" office:value="45580.79235329" calcext:value-type="float">
            <text:p><text:s/>45,5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137.598" calcext:value-type="float">
            <text:p><text:s/>138 <text:s/></text:p>
          </table:table-cell>
          <table:table-cell table:style-name="ce50" office:value-type="float" office:value="211" calcext:value-type="float">
            <text:p><text:s/>2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9277.71236185" calcext:value-type="float">
            <text:p><text:s/>59,278 <text:s/></text:p>
          </table:table-cell>
          <table:table-cell table:style-name="ce50" office:value-type="float" office:value="269848.24545977" calcext:value-type="float">
            <text:p><text:s/>269,8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55933.4" calcext:value-type="float">
            <text:p><text:s/>55,933 <text:s/></text:p>
          </table:table-cell>
          <table:table-cell table:style-name="ce50" office:value-type="float" office:value="146183.93876313" calcext:value-type="float">
            <text:p><text:s/>146,1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8292.98" calcext:value-type="float">
            <text:p>( 18,29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55933.4" calcext:value-type="float">
            <text:p>( 55,933 <text:s/>)</text:p>
          </table:table-cell>
          <table:table-cell table:style-name="ce53" office:value-type="float" office:value="125060.85876313" calcext:value-type="float">
            <text:p>( 125,06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830.1" calcext:value-type="float">
            <text:p>( 2,83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61.51236185" calcext:value-type="float">
            <text:p><text:s/>362 <text:s/></text:p>
          </table:table-cell>
          <table:table-cell table:style-name="ce50" office:value-type="float" office:value="82575.93887109" calcext:value-type="float">
            <text:p><text:s/>82,5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2762.8" calcext:value-type="float">
            <text:p><text:s/>2,763 <text:s/></text:p>
          </table:table-cell>
          <table:table-cell table:style-name="ce50" office:value-type="float" office:value="41088.36782555" calcext:value-type="float">
            <text:p><text:s/>41,0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220" calcext:value-type="float">
            <text:p><text:s/>220 <text:s/></text:p>
          </table:table-cell>
          <table:table-cell table:number-columns-repeated="8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758.117" calcext:value-type="float">
            <text:p><text:s/>1,758 <text:s/></text:p>
          </table:table-cell>
          <table:table-cell table:style-name="ce50" office:value-type="float" office:value="34979.321" calcext:value-type="float">
            <text:p><text:s/>34,9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9.859" calcext:value-type="float">
            <text:p><text:s/>20 <text:s/></text:p>
          </table:table-cell>
          <table:table-cell table:style-name="ce50" office:value-type="float" office:value="10296.52" calcext:value-type="float">
            <text:p><text:s/>10,2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4.072" calcext:value-type="float">
            <text:p><text:s/>14 <text:s/></text:p>
          </table:table-cell>
          <table:table-cell table:style-name="ce54" office:value-type="float" office:value="32645.695" calcext:value-type="float">
            <text:p><text:s/>32,64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4807.002" calcext:value-type="float">
            <text:p><text:s/>14,807 <text:s/></text:p>
          </table:table-cell>
          <table:table-cell table:style-name="ce50" office:value-type="float" office:value="214905.78" calcext:value-type="float">
            <text:p><text:s/>214,9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927.183" calcext:value-type="float">
            <text:p><text:s/>12,927 <text:s/></text:p>
          </table:table-cell>
          <table:table-cell table:style-name="ce50" office:value-type="float" office:value="24710.78" calcext:value-type="float">
            <text:p><text:s/>24,7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79.819" calcext:value-type="float">
            <text:p><text:s/>1,880 <text:s/></text:p>
          </table:table-cell>
          <table:table-cell table:style-name="ce50" office:value-type="float" office:value="190195" calcext:value-type="float">
            <text:p><text:s/>190,19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24" calcext:value-type="float">
            <text:p>( 624 <text:s/>)</text:p>
          </table:table-cell>
          <table:table-cell table:style-name="ce53" office:value-type="float" office:value="13377.8" calcext:value-type="float">
            <text:p>( 13,37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1131.019" calcext:value-type="float">
            <text:p>( 1,131 <text:s/>)</text:p>
          </table:table-cell>
          <table:table-cell table:style-name="ce55" office:value-type="float" office:value="139640.2" calcext:value-type="float">
            <text:p>( 139,640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6370.438" calcext:value-type="float">
            <text:p><text:s/>6,370 <text:s/></text:p>
          </table:table-cell>
          <table:table-cell table:style-name="ce50" office:value-type="float" office:value="116044.529" calcext:value-type="float">
            <text:p><text:s/>116,0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938" calcext:value-type="float">
            <text:p><text:s/>11,93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295.238" calcext:value-type="float">
            <text:p><text:s/>6,295 <text:s/></text:p>
          </table:table-cell>
          <table:table-cell table:style-name="ce50" office:value-type="float" office:value="83302.579" calcext:value-type="float">
            <text:p><text:s/>83,3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1938" calcext:value-type="float">
            <text:p><text:s/>11,93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75.2" calcext:value-type="float">
            <text:p><text:s/>75 <text:s/></text:p>
          </table:table-cell>
          <table:table-cell table:style-name="ce50" office:value-type="float" office:value="32741.95" calcext:value-type="float">
            <text:p><text:s/>32,7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.2" calcext:value-type="float">
            <text:p>( 0 <text:s/>)</text:p>
          </table:table-cell>
          <table:table-cell table:style-name="ce53" office:value-type="float" office:value="27073.75" calcext:value-type="float">
            <text:p>( 27,07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18.073" calcext:value-type="float">
            <text:p><text:s/>318 <text:s/></text:p>
          </table:table-cell>
          <table:table-cell table:style-name="ce50" office:value-type="float" office:value="16599.84" calcext:value-type="float">
            <text:p><text:s/>16,6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279.035" calcext:value-type="float">
            <text:p><text:s/>279 <text:s/></text:p>
          </table:table-cell>
          <table:table-cell table:style-name="ce54" office:value-type="float" office:value="3014.8" calcext:value-type="float">
            <text:p><text:s/>3,01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4869.31" calcext:value-type="float">
            <text:p><text:s/>4,869 <text:s/></text:p>
          </table:table-cell>
          <table:table-cell table:style-name="ce50" office:value-type="float" office:value="7851.832" calcext:value-type="float">
            <text:p><text:s/>7,8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4531.872" calcext:value-type="float">
            <text:p>( 4,532 <text:s/>)</text:p>
          </table:table-cell>
          <table:table-cell table:style-name="ce53" office:value-type="float" office:value="5611.532" calcext:value-type="float">
            <text:p>( 5,61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651.546" calcext:value-type="float">
            <text:p><text:s/>2,652 <text:s/></text:p>
          </table:table-cell>
          <table:table-cell table:style-name="ce50" office:value-type="float" office:value="7509.3" calcext:value-type="float">
            <text:p><text:s/>7,5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2.955" calcext:value-type="float">
            <text:p><text:s/>23 <text:s/></text:p>
          </table:table-cell>
          <table:table-cell table:style-name="ce50" office:value-type="float" office:value="2005" calcext:value-type="float">
            <text:p><text:s/>2,0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960.12500005" calcext:value-type="float">
            <text:p><text:s/>960 <text:s/></text:p>
          </table:table-cell>
          <table:table-cell table:style-name="ce50" office:value-type="float" office:value="10909.16" calcext:value-type="float">
            <text:p><text:s/>10,9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1557.824" calcext:value-type="float">
            <text:p><text:s/>1,558 <text:s/></text:p>
          </table:table-cell>
          <table:table-cell table:style-name="ce50" office:value-type="float" office:value="4565.9" calcext:value-type="float">
            <text:p><text:s/>4,5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767928.528" calcext:value-type="float">
            <text:p><text:s/>4,767,929 <text:s/></text:p>
          </table:table-cell>
          <table:table-cell table:style-name="ce50" office:value-type="float" office:value="37688.305" calcext:value-type="float">
            <text:p><text:s/>37,6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746468.942" calcext:value-type="float">
            <text:p><text:s/>4,746,46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140" calcext:value-type="float">
            <text:p><text:s/>14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21319.586" calcext:value-type="float">
            <text:p><text:s/>21,320 <text:s/></text:p>
          </table:table-cell>
          <table:table-cell table:style-name="ce50" office:value-type="float" office:value="37688.305" calcext:value-type="float">
            <text:p><text:s/>37,6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534383.389" calcext:value-type="float">
            <text:p><text:s/>534,383 <text:s/></text:p>
          </table:table-cell>
          <table:table-cell table:style-name="ce50" office:value-type="float" office:value="28216.99" calcext:value-type="float">
            <text:p><text:s/>28,2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68084.296" calcext:value-type="float">
            <text:p><text:s/>68,084 <text:s/></text:p>
          </table:table-cell>
          <table:table-cell table:style-name="ce50" office:value-type="float" office:value="1246.87" calcext:value-type="float">
            <text:p><text:s/>1,2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466299.093" calcext:value-type="float">
            <text:p><text:s/>466,299 <text:s/></text:p>
          </table:table-cell>
          <table:table-cell table:style-name="ce51" office:value-type="float" office:value="26970.12" calcext:value-type="float">
            <text:p><text:s/>26,97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52609.417" calcext:value-type="float">
            <text:p><text:s/>352,609 <text:s/></text:p>
          </table:table-cell>
          <table:table-cell table:style-name="ce50" office:value-type="float" office:value="171892.525" calcext:value-type="float">
            <text:p><text:s/>171,8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style-name="ce50" office:value-type="float" office:value="57448.963" calcext:value-type="float">
            <text:p><text:s/>57,449 <text:s/></text:p>
          </table:table-cell>
          <table:table-cell table:style-name="ce50" office:value-type="float" office:value="121505.81" calcext:value-type="float">
            <text:p><text:s/>121,5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19.793" calcext:value-type="float">
            <text:p><text:s/>820 <text:s/></text:p>
          </table:table-cell>
          <table:table-cell table:style-name="ce50" office:value-type="float" office:value="3816.7" calcext:value-type="float">
            <text:p><text:s/>3,8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4574.141" calcext:value-type="float">
            <text:p><text:s/>24,574 <text:s/></text:p>
          </table:table-cell>
          <table:table-cell table:style-name="ce50" office:value-type="float" office:value="5059" calcext:value-type="float">
            <text:p><text:s/>5,0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96.246" calcext:value-type="float">
            <text:p><text:s/>196 <text:s/></text:p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068.373" calcext:value-type="float">
            <text:p><text:s/>2,06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41.241" calcext:value-type="float">
            <text:p><text:s/>41 <text:s/></text:p>
          </table:table-cell>
          <table:table-cell table:style-name="ce50" office:value-type="float" office:value="13" calcext:value-type="float">
            <text:p><text:s/>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style-name="ce50" office:value-type="float" office:value="572.119" calcext:value-type="float">
            <text:p><text:s/>572 <text:s/></text:p>
          </table:table-cell>
          <table:table-cell table:style-name="ce50" office:value-type="float" office:value="833.2" calcext:value-type="float">
            <text:p><text:s/>8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6257.225" calcext:value-type="float">
            <text:p><text:s/>6,257 <text:s/></text:p>
          </table:table-cell>
          <table:table-cell table:style-name="ce50" office:value-type="float" office:value="5542.334" calcext:value-type="float">
            <text:p><text:s/>5,5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10882.686" calcext:value-type="float">
            <text:p><text:s/>210,883 <text:s/></text:p>
          </table:table-cell>
          <table:table-cell table:style-name="ce50" office:value-type="float" office:value="2057.411" calcext:value-type="float">
            <text:p><text:s/>2,0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9748.63" calcext:value-type="float">
            <text:p><text:s/>49,749 <text:s/></text:p>
          </table:table-cell>
          <table:table-cell table:style-name="ce51" office:value-type="float" office:value="33055.07" calcext:value-type="float">
            <text:p><text:s/>33,05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5" calcext:value-type="float">
            <text:p><text:s/>1,555 <text:s/></text:p>
          </table:table-cell>
          <table:table-cell table:style-name="ce50" office:value-type="float" office:value="547655.048" calcext:value-type="float">
            <text:p><text:s/>547,655 <text:s/></text:p>
          </table:table-cell>
          <table:table-cell table:style-name="ce50" office:value-type="float" office:value="453409.7" calcext:value-type="float">
            <text:p><text:s/>453,410 <text:s/></text:p>
          </table:table-cell>
          <table:table-cell table:style-name="ce50" office:value-type="float" office:value="1653583.80277327" calcext:value-type="float">
            <text:p><text:s/>1,653,584 <text:s/></text:p>
          </table:table-cell>
          <table:table-cell table:style-name="ce50" office:value-type="float" office:value="112931" calcext:value-type="float">
            <text:p><text:s/>112,931 <text:s/></text:p>
          </table:table-cell>
          <table:table-cell table:style-name="ce50" office:value-type="float" office:value="51073.83" calcext:value-type="float">
            <text:p><text:s/>51,074 <text:s/></text:p>
          </table:table-cell>
          <table:table-cell table:style-name="ce50" office:value-type="float" office:value="847891.211669" calcext:value-type="float">
            <text:p><text:s/>847,89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5" calcext:value-type="float">
            <text:p><text:s/>1,555 <text:s/></text:p>
          </table:table-cell>
          <table:table-cell table:style-name="ce50" office:value-type="float" office:value="547655.048" calcext:value-type="float">
            <text:p><text:s/>547,655 <text:s/></text:p>
          </table:table-cell>
          <table:table-cell table:style-name="ce50" office:value-type="float" office:value="453409.7" calcext:value-type="float">
            <text:p><text:s/>453,410 <text:s/></text:p>
          </table:table-cell>
          <table:table-cell table:style-name="ce50" office:value-type="float" office:value="1653583.80277327" calcext:value-type="float">
            <text:p><text:s/>1,653,584 <text:s/></text:p>
          </table:table-cell>
          <table:table-cell table:style-name="ce50" office:value-type="float" office:value="112931" calcext:value-type="float">
            <text:p><text:s/>112,931 <text:s/></text:p>
          </table:table-cell>
          <table:table-cell table:style-name="ce50" office:value-type="float" office:value="51073.83" calcext:value-type="float">
            <text:p><text:s/>51,074 <text:s/></text:p>
          </table:table-cell>
          <table:table-cell table:style-name="ce50" office:value-type="float" office:value="847891.211669" calcext:value-type="float">
            <text:p><text:s/>847,89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00708.217177404" calcext:value-type="float">
            <text:p><text:s/>300,708 <text:s/></text:p>
          </table:table-cell>
          <table:table-cell table:style-name="ce57" office:value-type="float" office:value="4684534.1661716" calcext:value-type="float">
            <text:p><text:s/>4,684,53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7" office:value-type="float" office:value="40512.772927" calcext:value-type="float">
            <text:p><text:s/>40,513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73514.791909404" calcext:value-type="float">
            <text:p><text:s/>273,515 <text:s/></text:p>
          </table:table-cell>
          <table:table-cell table:style-name="ce57" office:value-type="float" office:value="4284352.5340906" calcext:value-type="float">
            <text:p><text:s/>4,284,353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style-name="ce57" office:value-type="float" office:value="22695.265158" calcext:value-type="float">
            <text:p><text:s/>22,695 <text:s/></text:p>
          </table:table-cell>
          <table:table-cell table:style-name="ce57" office:value-type="float" office:value="17268.483821" calcext:value-type="float">
            <text:p><text:s/>17,26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568.952401" calcext:value-type="float">
            <text:p><text:s/>6,56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498.16011" calcext:value-type="float">
            <text:p><text:s/>4,498 <text:s/></text:p>
          </table:table-cell>
          <table:table-cell table:style-name="ce57" office:value-type="float" office:value="376344.195859" calcext:value-type="float">
            <text:p><text:s/>376,34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7" office:value-type="float" office:value="40512.772927" calcext:value-type="float">
            <text:p><text:s/>40,513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505.808014" calcext:value-type="float">
            <text:p><text:s/>2,506 <text:s/></text:p>
          </table:table-cell>
          <table:table-cell table:style-name="ce57" office:value-type="float" office:value="1238142.420255" calcext:value-type="float">
            <text:p><text:s/>1,238,14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7" office:value-type="float" office:value="17896.817448" calcext:value-type="float">
            <text:p><text:s/>17,89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505.808014" calcext:value-type="float">
            <text:p><text:s/>2,506 <text:s/></text:p>
          </table:table-cell>
          <table:table-cell table:style-name="ce51" office:value-type="float" office:value="1238142.420255" calcext:value-type="float">
            <text:p><text:s/>1,238,14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1" office:value-type="float" office:value="17896.817448" calcext:value-type="float">
            <text:p><text:s/>17,897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2607.995959596" calcext:value-type="float">
            <text:p><text:s/>112,608 <text:s/></text:p>
          </table:table-cell>
          <table:table-cell table:style-name="ce49" office:value-type="float" office:value="167222.874" calcext:value-type="float">
            <text:p><text:s/>167,223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688987.67546383" calcext:value-type="float">
            <text:p><text:s/>1,688,988 <text:s/></text:p>
          </table:table-cell>
          <table:table-cell table:style-name="ce49" office:value-type="float" office:value="167761.225623493" calcext:value-type="float">
            <text:p><text:s/>167,761 <text:s/></text:p>
          </table:table-cell>
          <table:table-cell table:style-name="ce49" office:value-type="float" office:value="161934.932996" calcext:value-type="float">
            <text:p><text:s/>161,935 <text:s/></text:p>
          </table:table-cell>
          <table:table-cell table:style-name="ce49" office:value-type="float" office:value="15.68" calcext:value-type="float">
            <text:p><text:s/>16 <text:s/></text:p>
          </table:table-cell>
          <table:table-cell table:style-name="ce49" office:value-type="float" office:value="5810.612627493" calcext:value-type="float">
            <text:p><text:s/>5,811 <text:s/></text:p>
          </table:table-cell>
          <table:table-cell table:style-name="ce49" office:value-type="float" office:value="1521226.44984033" calcext:value-type="float">
            <text:p><text:s/>1,521,22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6722279.6479384" calcext:value-type="float">
            <text:p><text:s/>16,722,28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073409.1352787" calcext:value-type="float">
            <text:p><text:s/>22,073,409 <text:s/></text:p>
          </table:table-cell>
          <table:table-cell table:number-columns-repeated="2" table:style-name="ce50" office:value-type="float" office:value="7512.67918877778" calcext:value-type="float">
            <text:p><text:s/>7,513 <text:s/></text:p>
          </table:table-cell>
          <table:table-cell table:style-name="ce50" office:value-type="float" office:value="7441.72618877778" calcext:value-type="float">
            <text:p><text:s/>7,442 <text:s/></text:p>
          </table:table-cell>
          <table:table-cell table:style-name="ce50" office:value-type="float" office:value="70.953" calcext:value-type="float">
            <text:p><text:s/>7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93623.131189329" calcext:value-type="float">
            <text:p><text:s/>193,623 <text:s/></text:p>
          </table:table-cell>
          <table:table-cell table:style-name="ce50" office:value-type="float" office:value="184692.46275" calcext:value-type="float">
            <text:p><text:s/>184,692 <text:s/></text:p>
          </table:table-cell>
          <table:table-cell table:style-name="ce50" office:value-type="float" office:value="91411.4551699139" calcext:value-type="float">
            <text:p><text:s/>91,411 <text:s/></text:p>
          </table:table-cell>
          <table:table-cell table:number-columns-repeated="2" table:style-name="ce50" office:value-type="float" office:value="-11.3979444444445" calcext:value-type="float">
            <text:p><text:s/>-1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1.3979444444445" calcext:value-type="float">
            <text:p><text:s/>-1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6641264.5127086" calcext:value-type="float">
            <text:p><text:s/>16,641,265 <text:s/></text:p>
          </table:table-cell>
          <table:table-cell table:style-name="ce51" office:value-type="float" office:value="-17469.58875" calcext:value-type="float">
            <text:p><text:s/>-17,470 <text:s/></text:p>
          </table:table-cell>
          <table:table-cell table:style-name="ce51" office:value-type="float" office:value="21981997.6801087" calcext:value-type="float">
            <text:p><text:s/>21,981,998 <text:s/></text:p>
          </table:table-cell>
          <table:table-cell table:style-name="ce51" office:value-type="float" office:value="1696511.75259705" calcext:value-type="float">
            <text:p><text:s/>1,696,512 <text:s/></text:p>
          </table:table-cell>
          <table:table-cell table:style-name="ce51" office:value-type="float" office:value="175285.302756715" calcext:value-type="float">
            <text:p><text:s/>175,285 <text:s/></text:p>
          </table:table-cell>
          <table:table-cell table:style-name="ce51" office:value-type="float" office:value="169376.659184778" calcext:value-type="float">
            <text:p><text:s/>169,377 <text:s/></text:p>
          </table:table-cell>
          <table:table-cell table:style-name="ce51" office:value-type="float" office:value="98.0309444444444" calcext:value-type="float">
            <text:p><text:s/>98 <text:s/></text:p>
          </table:table-cell>
          <table:table-cell table:style-name="ce51" office:value-type="float" office:value="5810.612627493" calcext:value-type="float">
            <text:p><text:s/>5,811 <text:s/></text:p>
          </table:table-cell>
          <table:table-cell table:style-name="ce51" office:value-type="float" office:value="1521226.44984033" calcext:value-type="float">
            <text:p><text:s/>1,521,22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7913018.4046278" calcext:value-type="float">
            <text:p><text:s/>17,913,01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645184.2941087" calcext:value-type="float">
            <text:p><text:s/>23,645,184 <text:s/></text:p>
          </table:table-cell>
          <table:table-cell table:number-columns-repeated="2" table:style-name="ce50" office:value-type="float" office:value="63.3046666666667" calcext:value-type="float">
            <text:p><text:s/>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.3046666666667" calcext:value-type="float">
            <text:p><text:s/>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34827.662289562" calcext:value-type="float">
            <text:p><text:s/>34,828 <text:s/></text:p>
          </table:table-cell>
          <table:table-cell table:style-name="ce51" office:value-type="float" office:value="686.842" calcext:value-type="float">
            <text:p><text:s/>687 <text:s/></text:p>
          </table:table-cell>
          <table:table-cell table:style-name="ce51" office:value-type="float" office:value="45361.9879999996" calcext:value-type="float">
            <text:p><text:s/>45,362 <text:s/></text:p>
          </table:table-cell>
          <table:table-cell table:style-name="ce51" office:value-type="float" office:value="-0.058833333355941" calcext:value-type="float">
            <text:p><text:s/>-0 <text:s/></text:p>
          </table:table-cell>
          <table:table-cell table:style-name="ce51" office:value-type="float" office:value="-0.058833333324941" calcext:value-type="float">
            <text:p><text:s/>-0 <text:s/></text:p>
          </table:table-cell>
          <table:table-cell table:style-name="ce51" office:value-type="float" office:value="0.00000000000839" calcext:value-type="float">
            <text:p><text:s/>0 <text:s/></text:p>
          </table:table-cell>
          <table:table-cell table:style-name="ce51" office:value-type="float" office:value="-0.058833333333331" calcext:value-type="float">
            <text:p><text:s/>-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0.000000000031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078505.8113743" calcext:value-type="float">
            <text:p><text:s/>13,078,506 <text:s/></text:p>
          </table:table-cell>
          <table:table-cell table:style-name="ce50" office:value-type="float" office:value="2747.10874018" calcext:value-type="float">
            <text:p><text:s/>2,747 <text:s/></text:p>
          </table:table-cell>
          <table:table-cell table:style-name="ce50" office:value-type="float" office:value="17261185.7965783" calcext:value-type="float">
            <text:p><text:s/>17,261,186 <text:s/></text:p>
          </table:table-cell>
          <table:table-cell table:style-name="ce50" office:value-type="float" office:value="1267262.46558927" calcext:value-type="float">
            <text:p><text:s/>1,267,262 <text:s/></text:p>
          </table:table-cell>
          <table:table-cell table:style-name="ce50" office:value-type="float" office:value="53746.1431506327" calcext:value-type="float">
            <text:p><text:s/>53,746 <text:s/></text:p>
          </table:table-cell>
          <table:table-cell table:style-name="ce50" office:value-type="float" office:value="48278.3818518772" calcext:value-type="float">
            <text:p><text:s/>48,2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67.76129875554" calcext:value-type="float">
            <text:p><text:s/>5,468 <text:s/></text:p>
          </table:table-cell>
          <table:table-cell table:style-name="ce50" office:value-type="float" office:value="1213516.32243864" calcext:value-type="float">
            <text:p><text:s/>1,213,5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80551.1356060606" calcext:value-type="float">
            <text:p><text:s/>80,5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327.499" calcext:value-type="float">
            <text:p><text:s/>106,3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2930534.8484849" calcext:value-type="float">
            <text:p><text:s/>12,930,5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068306" calcext:value-type="float">
            <text:p><text:s/>17,068,3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63.318708153" calcext:value-type="float">
            <text:p><text:s/>5,4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63.318708153" calcext:value-type="float">
            <text:p><text:s/>5,46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3934.2012722222" calcext:value-type="float">
            <text:p><text:s/>33,9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934.2012722222" calcext:value-type="float">
            <text:p><text:s/>33,9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7419.8272833603" calcext:value-type="float">
            <text:p><text:s/>67,420 <text:s/></text:p>
          </table:table-cell>
          <table:table-cell table:style-name="ce51" office:value-type="float" office:value="2747.10874018" calcext:value-type="float">
            <text:p><text:s/>2,747 <text:s/></text:p>
          </table:table-cell>
          <table:table-cell table:style-name="ce51" office:value-type="float" office:value="86552.29757832" calcext:value-type="float">
            <text:p><text:s/>86,552 <text:s/></text:p>
          </table:table-cell>
          <table:table-cell table:style-name="ce51" office:value-type="float" office:value="1227864.9456089" calcext:value-type="float">
            <text:p><text:s/>1,227,865 <text:s/></text:p>
          </table:table-cell>
          <table:table-cell table:style-name="ce51" office:value-type="float" office:value="48282.8244424797" calcext:value-type="float">
            <text:p><text:s/>48,283 <text:s/></text:p>
          </table:table-cell>
          <table:table-cell table:style-name="ce51" office:value-type="float" office:value="48278.3818518772" calcext:value-type="float">
            <text:p><text:s/>48,27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.44259060254" calcext:value-type="float">
            <text:p><text:s/>4 <text:s/></text:p>
          </table:table-cell>
          <table:table-cell table:style-name="ce51" office:value-type="float" office:value="1179582.12116642" calcext:value-type="float">
            <text:p><text:s/>1,179,58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8041112.2757576" calcext:value-type="float">
            <text:p><text:s/>18,041,112 <text:s/></text:p>
          </table:table-cell>
          <table:table-cell table:style-name="ce50" office:value-type="float" office:value="1871084.94075" calcext:value-type="float">
            <text:p><text:s/>1,871,085 <text:s/></text:p>
          </table:table-cell>
          <table:table-cell table:style-name="ce50" office:value-type="float" office:value="22151081.59" calcext:value-type="float">
            <text:p><text:s/>22,151,08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8041112.2757576" calcext:value-type="float">
            <text:p><text:s/>18,041,112 <text:s/></text:p>
          </table:table-cell>
          <table:table-cell table:style-name="ce51" office:value-type="float" office:value="1871084.94075" calcext:value-type="float">
            <text:p><text:s/>1,871,085 <text:s/></text:p>
          </table:table-cell>
          <table:table-cell table:style-name="ce51" office:value-type="float" office:value="22151081.59" calcext:value-type="float">
            <text:p><text:s/>22,151,08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298822.815964204" calcext:value-type="float">
            <text:p><text:s/>298,823 <text:s/></text:p>
          </table:table-cell>
          <table:table-cell table:style-name="ce50" office:value-type="float" office:value="21688.678" calcext:value-type="float">
            <text:p><text:s/>21,689 <text:s/></text:p>
          </table:table-cell>
          <table:table-cell table:style-name="ce50" office:value-type="float" office:value="375167.29218386" calcext:value-type="float">
            <text:p><text:s/>375,167 <text:s/></text:p>
          </table:table-cell>
          <table:table-cell table:number-columns-repeated="2" table:style-name="ce50" office:value-type="float" office:value="3.23844444444425" calcext:value-type="float">
            <text:p><text:s/>3 <text:s/></text:p>
          </table:table-cell>
          <table:table-cell table:style-name="ce50" office:value-type="float" office:value="-0.00000000000019" calcext:value-type="float">
            <text:p><text:s/>-0 <text:s/></text:p>
          </table:table-cell>
          <table:table-cell table:style-name="ce50" office:value-type="float" office:value="3.23844444444444" calcext:value-type="float">
            <text:p><text:s/>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98467.545088783" calcext:value-type="float">
            <text:p><text:s/>298,468 <text:s/></text:p>
          </table:table-cell>
          <table:table-cell table:style-name="ce50" office:value-type="float" office:value="21161.157" calcext:value-type="float">
            <text:p><text:s/>21,161 <text:s/></text:p>
          </table:table-cell>
          <table:table-cell table:style-name="ce50" office:value-type="float" office:value="375167.24218386" calcext:value-type="float">
            <text:p><text:s/>375,167 <text:s/></text:p>
          </table:table-cell>
          <table:table-cell table:number-columns-repeated="2" table:style-name="ce50" office:value-type="float" office:value="3.23844444444444" calcext:value-type="float">
            <text:p><text:s/>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.23844444444444" calcext:value-type="float">
            <text:p><text:s/>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58.8491582491583" calcext:value-type="float">
            <text:p><text:s/>59 <text:s/></text:p>
          </table:table-cell>
          <table:table-cell table:style-name="ce50" office:value-type="float" office:value="87.391" calcext:value-type="float">
            <text:p><text:s/>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96.421717171717" calcext:value-type="float">
            <text:p><text:s/>296 <text:s/></text:p>
          </table:table-cell>
          <table:table-cell table:style-name="ce51" office:value-type="float" office:value="440.13" calcext:value-type="float">
            <text:p><text:s/>440 <text:s/></text:p>
          </table:table-cell>
          <table:table-cell table:style-name="ce51" office:value-type="float" office:value="0.05" calcext:value-type="float">
            <text:p><text:s/>0 <text:s/></text:p>
          </table:table-cell>
          <table:table-cell table:number-columns-repeated="3" table:style-name="ce51" office:value-type="float" office:value="-0.00000000000019" calcext:value-type="float">
            <text:p><text:s/>-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357202.09421035" calcext:value-type="float">
            <text:p><text:s/>3,357,202 <text:s/></text:p>
          </table:table-cell>
          <table:table-cell table:style-name="ce52" office:value-type="float" office:value="1828492.72325982" calcext:value-type="float">
            <text:p><text:s/>1,828,493 <text:s/></text:p>
          </table:table-cell>
          <table:table-cell table:style-name="ce52" office:value-type="float" office:value="2806179.89923782" calcext:value-type="float">
            <text:p><text:s/>2,806,180 <text:s/></text:p>
          </table:table-cell>
          <table:table-cell table:style-name="ce52" office:value-type="float" office:value="429182.802729998" calcext:value-type="float">
            <text:p><text:s/>429,183 <text:s/></text:p>
          </table:table-cell>
          <table:table-cell table:style-name="ce52" office:value-type="float" office:value="121472.675328305" calcext:value-type="float">
            <text:p><text:s/>121,473 <text:s/></text:p>
          </table:table-cell>
          <table:table-cell table:style-name="ce52" office:value-type="float" office:value="121098.277332901" calcext:value-type="float">
            <text:p><text:s/>121,098 <text:s/></text:p>
          </table:table-cell>
          <table:table-cell table:style-name="ce52" office:value-type="float" office:value="31.5466666666667" calcext:value-type="float">
            <text:p><text:s/>32 <text:s/></text:p>
          </table:table-cell>
          <table:table-cell table:style-name="ce52" office:value-type="float" office:value="342.85132873746" calcext:value-type="float">
            <text:p><text:s/>343 <text:s/></text:p>
          </table:table-cell>
          <table:table-cell table:style-name="ce52" office:value-type="float" office:value="307710.127401693" calcext:value-type="float">
            <text:p><text:s/>307,710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357202.09421035" calcext:value-type="float">
            <text:p><text:s/>3,357,202 <text:s/></text:p>
          </table:table-cell>
          <table:table-cell table:style-name="ce52" office:value-type="float" office:value="1828492.72325982" calcext:value-type="float">
            <text:p><text:s/>1,828,493 <text:s/></text:p>
          </table:table-cell>
          <table:table-cell table:style-name="ce52" office:value-type="float" office:value="2806179.89923782" calcext:value-type="float">
            <text:p><text:s/>2,806,180 <text:s/></text:p>
          </table:table-cell>
          <table:table-cell table:style-name="ce52" office:value-type="float" office:value="429182.802729998" calcext:value-type="float">
            <text:p><text:s/>429,183 <text:s/></text:p>
          </table:table-cell>
          <table:table-cell table:style-name="ce52" office:value-type="float" office:value="121472.675328305" calcext:value-type="float">
            <text:p><text:s/>121,473 <text:s/></text:p>
          </table:table-cell>
          <table:table-cell table:style-name="ce52" office:value-type="float" office:value="121098.277332901" calcext:value-type="float">
            <text:p><text:s/>121,098 <text:s/></text:p>
          </table:table-cell>
          <table:table-cell table:style-name="ce52" office:value-type="float" office:value="31.5466666666667" calcext:value-type="float">
            <text:p><text:s/>32 <text:s/></text:p>
          </table:table-cell>
          <table:table-cell table:style-name="ce52" office:value-type="float" office:value="342.85132873746" calcext:value-type="float">
            <text:p><text:s/>343 <text:s/></text:p>
          </table:table-cell>
          <table:table-cell table:style-name="ce52" office:value-type="float" office:value="307710.127401693" calcext:value-type="float">
            <text:p><text:s/>307,7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13055.14926085" calcext:value-type="float">
            <text:p><text:s/>2,413,055 <text:s/></text:p>
          </table:table-cell>
          <table:table-cell table:style-name="ce50" office:value-type="float" office:value="642464.69825982" calcext:value-type="float">
            <text:p><text:s/>642,465 <text:s/></text:p>
          </table:table-cell>
          <table:table-cell table:style-name="ce50" office:value-type="float" office:value="2614153.06523782" calcext:value-type="float">
            <text:p><text:s/>2,614,153 <text:s/></text:p>
          </table:table-cell>
          <table:table-cell table:style-name="ce50" office:value-type="float" office:value="429151.256063332" calcext:value-type="float">
            <text:p><text:s/>429,151 <text:s/></text:p>
          </table:table-cell>
          <table:table-cell table:style-name="ce50" office:value-type="float" office:value="121441.128661638" calcext:value-type="float">
            <text:p><text:s/>121,441 <text:s/></text:p>
          </table:table-cell>
          <table:table-cell table:style-name="ce50" office:value-type="float" office:value="121098.277332901" calcext:value-type="float">
            <text:p><text:s/>121,0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2.85132873746" calcext:value-type="float">
            <text:p><text:s/>343 <text:s/></text:p>
          </table:table-cell>
          <table:table-cell table:style-name="ce50" office:value-type="float" office:value="307710.127401693" calcext:value-type="float">
            <text:p><text:s/>307,7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34313.951353414" calcext:value-type="float">
            <text:p><text:s/>134,314 <text:s/></text:p>
          </table:table-cell>
          <table:table-cell table:style-name="ce50" office:value-type="float" office:value="67387.36025982" calcext:value-type="float">
            <text:p><text:s/>67,387 <text:s/></text:p>
          </table:table-cell>
          <table:table-cell table:style-name="ce50" office:value-type="float" office:value="117394.54" calcext:value-type="float">
            <text:p><text:s/>117,395 <text:s/></text:p>
          </table:table-cell>
          <table:table-cell table:number-columns-repeated="3" table:style-name="ce50" office:value-type="float" office:value="14551.0453013225" calcext:value-type="float">
            <text:p><text:s/>14,5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07450.303451178" calcext:value-type="float">
            <text:p><text:s/>107,450 <text:s/></text:p>
          </table:table-cell>
          <table:table-cell table:style-name="ce50" office:value-type="float" office:value="46253.92" calcext:value-type="float">
            <text:p><text:s/>46,254 <text:s/></text:p>
          </table:table-cell>
          <table:table-cell table:style-name="ce50" office:value-type="float" office:value="100719.805" calcext:value-type="float">
            <text:p><text:s/>100,7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4119.11102693603" calcext:value-type="float">
            <text:p><text:s/>4,119 <text:s/></text:p>
          </table:table-cell>
          <table:table-cell table:style-name="ce50" office:value-type="float" office:value="1272.973" calcext:value-type="float">
            <text:p><text:s/>1,273 <text:s/></text:p>
          </table:table-cell>
          <table:table-cell table:style-name="ce50" office:value-type="float" office:value="4305.695" calcext:value-type="float">
            <text:p><text:s/>4,3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3667.33080808081" calcext:value-type="float">
            <text:p><text:s/>3,667 <text:s/></text:p>
          </table:table-cell>
          <table:table-cell table:style-name="ce50" office:value-type="float" office:value="2159.643" calcext:value-type="float">
            <text:p><text:s/>2,160 <text:s/></text:p>
          </table:table-cell>
          <table:table-cell table:style-name="ce50" office:value-type="float" office:value="2921.194" calcext:value-type="float">
            <text:p><text:s/>2,9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4529.1708754209" calcext:value-type="float">
            <text:p><text:s/>34,529 <text:s/></text:p>
          </table:table-cell>
          <table:table-cell table:style-name="ce50" office:value-type="float" office:value="12759.862" calcext:value-type="float">
            <text:p><text:s/>12,760 <text:s/></text:p>
          </table:table-cell>
          <table:table-cell table:style-name="ce50" office:value-type="float" office:value="34236.406" calcext:value-type="float">
            <text:p><text:s/>34,236 <text:s/></text:p>
          </table:table-cell>
          <table:table-cell table:style-name="ce50" office:value-type="float" office:value="123269.130454629" calcext:value-type="float">
            <text:p><text:s/>123,269 <text:s/></text:p>
          </table:table-cell>
          <table:table-cell table:number-columns-repeated="2" table:style-name="ce50" office:value-type="float" office:value="106531.270166846" calcext:value-type="float">
            <text:p><text:s/>106,5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737.8602877829" calcext:value-type="float">
            <text:p><text:s/>16,7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4192.45378787879" calcext:value-type="float">
            <text:p><text:s/>4,192 <text:s/></text:p>
          </table:table-cell>
          <table:table-cell table:style-name="ce50" office:value-type="float" office:value="2453.922" calcext:value-type="float">
            <text:p><text:s/>2,454 <text:s/></text:p>
          </table:table-cell>
          <table:table-cell table:style-name="ce50" office:value-type="float" office:value="3352.775" calcext:value-type="float">
            <text:p><text:s/>3,35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67653.967949277" calcext:value-type="float">
            <text:p><text:s/>667,654 <text:s/></text:p>
          </table:table-cell>
          <table:table-cell table:style-name="ce50" office:value-type="float" office:value="67819.873" calcext:value-type="float">
            <text:p><text:s/>67,820 <text:s/></text:p>
          </table:table-cell>
          <table:table-cell table:style-name="ce50" office:value-type="float" office:value="821018.90613749" calcext:value-type="float">
            <text:p><text:s/>821,019 <text:s/></text:p>
          </table:table-cell>
          <table:table-cell table:style-name="ce50" office:value-type="float" office:value="361.15818024664" calcext:value-type="float">
            <text:p><text:s/>361 <text:s/></text:p>
          </table:table-cell>
          <table:table-cell table:style-name="ce50" office:value-type="float" office:value="358.813193469407" calcext:value-type="float">
            <text:p><text:s/>359 <text:s/></text:p>
          </table:table-cell>
          <table:table-cell table:style-name="ce50" office:value-type="float" office:value="15.9618647319467" calcext:value-type="float">
            <text:p><text:s/>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2.85132873746" calcext:value-type="float">
            <text:p><text:s/>343 <text:s/></text:p>
          </table:table-cell>
          <table:table-cell table:style-name="ce50" office:value-type="float" office:value="2.3449867772333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47960.348977162" calcext:value-type="float">
            <text:p><text:s/>447,960 <text:s/></text:p>
          </table:table-cell>
          <table:table-cell table:style-name="ce50" office:value-type="float" office:value="14133.318" calcext:value-type="float">
            <text:p><text:s/>14,133 <text:s/></text:p>
          </table:table-cell>
          <table:table-cell table:style-name="ce50" office:value-type="float" office:value="578744.71131652" calcext:value-type="float">
            <text:p><text:s/>578,745 <text:s/></text:p>
          </table:table-cell>
          <table:table-cell table:number-columns-repeated="2" table:style-name="ce50" office:value-type="float" office:value="342.85132873746" calcext:value-type="float">
            <text:p><text:s/>34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42.85132873746" calcext:value-type="float">
            <text:p><text:s/>343 <text:s/></text:p>
          </table:table-cell>
          <table:table-cell table:style-name="ce50" office:value-type="float" office:value="-0.000000000000037" calcext:value-type="float">
            <text:p><text:s/>-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95368.2415376237" calcext:value-type="float">
            <text:p>( 95,368 <text:s/>)</text:p>
          </table:table-cell>
          <table:table-cell table:style-name="ce53" office:value-type="float" office:value="9491.424" calcext:value-type="float">
            <text:p>( 9,491 <text:s/>)</text:p>
          </table:table-cell>
          <table:table-cell table:style-name="ce53" office:value-type="float" office:value="117449.25749633" calcext:value-type="float">
            <text:p>( 117,44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351497.56989745" calcext:value-type="float">
            <text:p>( 351,498 <text:s/>)</text:p>
          </table:table-cell>
          <table:table-cell table:style-name="ce53" office:value-type="float" office:value="4038.341" calcext:value-type="float">
            <text:p>( 4,038 <text:s/>)</text:p>
          </table:table-cell>
          <table:table-cell table:style-name="ce53" office:value-type="float" office:value="460387.15582019" calcext:value-type="float">
            <text:p>( 460,387 <text:s/>)</text:p>
          </table:table-cell>
          <table:table-cell table:number-columns-repeated="2" table:style-name="ce53" office:value-type="float" office:value="342.85132873746" calcext:value-type="float">
            <text:p>( 343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42.85132873746" calcext:value-type="float">
            <text:p>( 343 <text:s/>)</text:p>
          </table:table-cell>
          <table:table-cell table:style-name="ce53" office:value-type="float" office:value="-0.000000000000037" calcext:value-type="float">
            <text:p>( -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1094.53754208754" calcext:value-type="float">
            <text:p>( 1,095 <text:s/>)</text:p>
          </table:table-cell>
          <table:table-cell table:style-name="ce53" office:value-type="float" office:value="603.553" calcext:value-type="float">
            <text:p>( 604 <text:s/>)</text:p>
          </table:table-cell>
          <table:table-cell table:style-name="ce53" office:value-type="float" office:value="908.298" calcext:value-type="float">
            <text:p>( 90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6995.7557239057" calcext:value-type="float">
            <text:p><text:s/>36,996 <text:s/></text:p>
          </table:table-cell>
          <table:table-cell table:style-name="ce50" office:value-type="float" office:value="28857.946" calcext:value-type="float">
            <text:p><text:s/>28,858 <text:s/></text:p>
          </table:table-cell>
          <table:table-cell table:style-name="ce50" office:value-type="float" office:value="23182.89" calcext:value-type="float">
            <text:p><text:s/>23,183 <text:s/></text:p>
          </table:table-cell>
          <table:table-cell table:number-columns-repeated="3" table:style-name="ce50" office:value-type="float" office:value="15.9618647319467" calcext:value-type="float">
            <text:p><text:s/>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75292.705335752" calcext:value-type="float">
            <text:p><text:s/>175,293 <text:s/></text:p>
          </table:table-cell>
          <table:table-cell table:style-name="ce50" office:value-type="float" office:value="24776.215" calcext:value-type="float">
            <text:p><text:s/>24,776 <text:s/></text:p>
          </table:table-cell>
          <table:table-cell table:style-name="ce50" office:value-type="float" office:value="209363.06882097" calcext:value-type="float">
            <text:p><text:s/>209,363 <text:s/></text:p>
          </table:table-cell>
          <table:table-cell table:style-name="ce50" office:value-type="float" office:value="2.34498677723333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.34498677723333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7405.15791245791" calcext:value-type="float">
            <text:p><text:s/>7,405 <text:s/></text:p>
          </table:table-cell>
          <table:table-cell table:style-name="ce54" office:value-type="float" office:value="52.394" calcext:value-type="float">
            <text:p><text:s/>52 <text:s/></text:p>
          </table:table-cell>
          <table:table-cell table:style-name="ce54" office:value-type="float" office:value="9728.236" calcext:value-type="float">
            <text:p><text:s/>9,72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4701.0829124579" calcext:value-type="float">
            <text:p><text:s/>54,701 <text:s/></text:p>
          </table:table-cell>
          <table:table-cell table:style-name="ce50" office:value-type="float" office:value="29888.141" calcext:value-type="float">
            <text:p><text:s/>29,888 <text:s/></text:p>
          </table:table-cell>
          <table:table-cell table:style-name="ce50" office:value-type="float" office:value="45638.193" calcext:value-type="float">
            <text:p><text:s/>45,6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2582.1276094276" calcext:value-type="float">
            <text:p><text:s/>52,582 <text:s/></text:p>
          </table:table-cell>
          <table:table-cell table:style-name="ce50" office:value-type="float" office:value="6850.274" calcext:value-type="float">
            <text:p><text:s/>6,850 <text:s/></text:p>
          </table:table-cell>
          <table:table-cell table:style-name="ce50" office:value-type="float" office:value="63319.276" calcext:value-type="float">
            <text:p><text:s/>63,3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42854.085858586" calcext:value-type="float">
            <text:p><text:s/>142,854 <text:s/></text:p>
          </table:table-cell>
          <table:table-cell table:style-name="ce54" office:value-type="float" office:value="17728.476" calcext:value-type="float">
            <text:p><text:s/>17,728 <text:s/></text:p>
          </table:table-cell>
          <table:table-cell table:style-name="ce54" office:value-type="float" office:value="172808.748" calcext:value-type="float">
            <text:p><text:s/>172,809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0968.860942761" calcext:value-type="float">
            <text:p><text:s/>190,969 <text:s/></text:p>
          </table:table-cell>
          <table:table-cell table:style-name="ce50" office:value-type="float" office:value="169049.633" calcext:value-type="float">
            <text:p><text:s/>169,050 <text:s/></text:p>
          </table:table-cell>
          <table:table-cell table:style-name="ce50" office:value-type="float" office:value="101812.556" calcext:value-type="float">
            <text:p><text:s/>101,8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3665.52887205387" calcext:value-type="float">
            <text:p><text:s/>3,666 <text:s/></text:p>
          </table:table-cell>
          <table:table-cell table:style-name="ce50" office:value-type="float" office:value="2247.254" calcext:value-type="float">
            <text:p><text:s/>2,247 <text:s/></text:p>
          </table:table-cell>
          <table:table-cell table:style-name="ce50" office:value-type="float" office:value="2840.939" calcext:value-type="float">
            <text:p><text:s/>2,8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7303.332070707" calcext:value-type="float">
            <text:p><text:s/>187,303 <text:s/></text:p>
          </table:table-cell>
          <table:table-cell table:style-name="ce50" office:value-type="float" office:value="166802.379" calcext:value-type="float">
            <text:p><text:s/>166,802 <text:s/></text:p>
          </table:table-cell>
          <table:table-cell table:style-name="ce50" office:value-type="float" office:value="98971.617" calcext:value-type="float">
            <text:p><text:s/>98,9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1854.466498317" calcext:value-type="float">
            <text:p>( 101,854 <text:s/>)</text:p>
          </table:table-cell>
          <table:table-cell table:style-name="ce53" office:value-type="float" office:value="125646.194" calcext:value-type="float">
            <text:p>( 125,646 <text:s/>)</text:p>
          </table:table-cell>
          <table:table-cell table:style-name="ce53" office:value-type="float" office:value="22762.39" calcext:value-type="float">
            <text:p>( 22,76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67440.8076599327" calcext:value-type="float">
            <text:p>( 67,441 <text:s/>)</text:p>
          </table:table-cell>
          <table:table-cell table:style-name="ce55" office:value-type="float" office:value="37377.926" calcext:value-type="float">
            <text:p>( 37,378 <text:s/>)</text:p>
          </table:table-cell>
          <table:table-cell table:style-name="ce55" office:value-type="float" office:value="55797.043" calcext:value-type="float">
            <text:p>( 55,797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419331.098560856" calcext:value-type="float">
            <text:p><text:s/>419,331 <text:s/></text:p>
          </table:table-cell>
          <table:table-cell table:style-name="ce50" office:value-type="float" office:value="32934.573" calcext:value-type="float">
            <text:p><text:s/>32,935 <text:s/></text:p>
          </table:table-cell>
          <table:table-cell table:style-name="ce50" office:value-type="float" office:value="524241.87410033" calcext:value-type="float">
            <text:p><text:s/>524,2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51673.599234257" calcext:value-type="float">
            <text:p><text:s/>351,674 <text:s/></text:p>
          </table:table-cell>
          <table:table-cell table:style-name="ce50" office:value-type="float" office:value="17346.709" calcext:value-type="float">
            <text:p><text:s/>17,347 <text:s/></text:p>
          </table:table-cell>
          <table:table-cell table:style-name="ce50" office:value-type="float" office:value="448789.85410033" calcext:value-type="float">
            <text:p><text:s/>448,7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67657.4993265993" calcext:value-type="float">
            <text:p><text:s/>67,657 <text:s/></text:p>
          </table:table-cell>
          <table:table-cell table:style-name="ce50" office:value-type="float" office:value="15587.864" calcext:value-type="float">
            <text:p><text:s/>15,588 <text:s/></text:p>
          </table:table-cell>
          <table:table-cell table:style-name="ce50" office:value-type="float" office:value="75452.02" calcext:value-type="float">
            <text:p><text:s/>75,4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46706.3551346801" calcext:value-type="float">
            <text:p>( 46,706 <text:s/>)</text:p>
          </table:table-cell>
          <table:table-cell table:style-name="ce53" office:value-type="float" office:value="4274.363" calcext:value-type="float">
            <text:p>( 4,274 <text:s/>)</text:p>
          </table:table-cell>
          <table:table-cell table:style-name="ce53" office:value-type="float" office:value="57852.955" calcext:value-type="float">
            <text:p>( 57,85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48354.348569024" calcext:value-type="float">
            <text:p><text:s/>148,354 <text:s/></text:p>
          </table:table-cell>
          <table:table-cell table:style-name="ce50" office:value-type="float" office:value="22805.423" calcext:value-type="float">
            <text:p><text:s/>22,805 <text:s/></text:p>
          </table:table-cell>
          <table:table-cell table:style-name="ce50" office:value-type="float" office:value="175556.253" calcext:value-type="float">
            <text:p><text:s/>175,5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035.29444444444" calcext:value-type="float">
            <text:p><text:s/>5,035 <text:s/></text:p>
          </table:table-cell>
          <table:table-cell table:style-name="ce54" office:value-type="float" office:value="4320.462" calcext:value-type="float">
            <text:p><text:s/>4,320 <text:s/></text:p>
          </table:table-cell>
          <table:table-cell table:style-name="ce54" office:value-type="float" office:value="2806.178" calcext:value-type="float">
            <text:p><text:s/>2,806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61023.736616162" calcext:value-type="float">
            <text:p><text:s/>261,024 <text:s/></text:p>
          </table:table-cell>
          <table:table-cell table:style-name="ce50" office:value-type="float" office:value="132702.324" calcext:value-type="float">
            <text:p><text:s/>132,702 <text:s/></text:p>
          </table:table-cell>
          <table:table-cell table:style-name="ce50" office:value-type="float" office:value="226593.711" calcext:value-type="float">
            <text:p><text:s/>226,5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180999.287205387" calcext:value-type="float">
            <text:p>( 180,999 <text:s/>)</text:p>
          </table:table-cell>
          <table:table-cell table:style-name="ce53" office:value-type="float" office:value="122959.646" calcext:value-type="float">
            <text:p>( 122,960 <text:s/>)</text:p>
          </table:table-cell>
          <table:table-cell table:style-name="ce53" office:value-type="float" office:value="129621.596" calcext:value-type="float">
            <text:p>( 129,62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0465.7281986532" calcext:value-type="float">
            <text:p><text:s/>30,466 <text:s/></text:p>
          </table:table-cell>
          <table:table-cell table:style-name="ce50" office:value-type="float" office:value="19793.158" calcext:value-type="float">
            <text:p><text:s/>19,793 <text:s/></text:p>
          </table:table-cell>
          <table:table-cell table:style-name="ce50" office:value-type="float" office:value="22620.843" calcext:value-type="float">
            <text:p><text:s/>22,6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style-name="ce50" office:value-type="float" office:value="66.1842592592592" calcext:value-type="float">
            <text:p><text:s/>66 <text:s/></text:p>
          </table:table-cell>
          <table:table-cell table:style-name="ce50" office:value-type="float" office:value="52.009" calcext:value-type="float">
            <text:p><text:s/>52 <text:s/></text:p>
          </table:table-cell>
          <table:table-cell table:style-name="ce50" office:value-type="float" office:value="41.133" calcext:value-type="float">
            <text:p><text:s/>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42472.363804714" calcext:value-type="float">
            <text:p><text:s/>142,472 <text:s/></text:p>
          </table:table-cell>
          <table:table-cell table:style-name="ce50" office:value-type="float" office:value="4976.314" calcext:value-type="float">
            <text:p><text:s/>4,976 <text:s/></text:p>
          </table:table-cell>
          <table:table-cell table:style-name="ce50" office:value-type="float" office:value="183640.13" calcext:value-type="float">
            <text:p><text:s/>183,64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906.28863636364" calcext:value-type="float">
            <text:p><text:s/>6,9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16.301" calcext:value-type="float">
            <text:p><text:s/>9,116 <text:s/></text:p>
          </table:table-cell>
          <table:table-cell table:style-name="ce50" office:value-type="float" office:value="290969.922127133" calcext:value-type="float">
            <text:p><text:s/>290,9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0969.922127133" calcext:value-type="float">
            <text:p><text:s/>290,9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42.0006734006734" calcext:value-type="float">
            <text:p><text:s/>42 <text:s/></text:p>
          </table:table-cell>
          <table:table-cell table:style-name="ce50" office:value-type="float" office:value="62.371" calcext:value-type="float">
            <text:p><text:s/>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2325.65892255892" calcext:value-type="float">
            <text:p><text:s/>2,326 <text:s/></text:p>
          </table:table-cell>
          <table:table-cell table:style-name="ce51" office:value-type="float" office:value="1193.987" calcext:value-type="float">
            <text:p><text:s/>1,194 <text:s/></text:p>
          </table:table-cell>
          <table:table-cell table:style-name="ce51" office:value-type="float" office:value="2008.548" calcext:value-type="float">
            <text:p><text:s/>2,00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.5466666666667" calcext:value-type="float">
            <text:p><text:s/>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.5466666666667" calcext:value-type="float">
            <text:p><text:s/>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.5466666666667" calcext:value-type="float">
            <text:p><text:s/>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.5466666666667" calcext:value-type="float">
            <text:p><text:s/>3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3124.32424242424" calcext:value-type="float">
            <text:p><text:s/>3,1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24.108" calcext:value-type="float">
            <text:p><text:s/>4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3124.32424242424" calcext:value-type="float">
            <text:p><text:s/>3,1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24.108" calcext:value-type="float">
            <text:p><text:s/>4,1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54501.841498316" calcext:value-type="float">
            <text:p><text:s/>354,502 <text:s/></text:p>
          </table:table-cell>
          <table:table-cell table:style-name="ce50" office:value-type="float" office:value="384609.071" calcext:value-type="float">
            <text:p><text:s/>384,609 <text:s/></text:p>
          </table:table-cell>
          <table:table-cell table:style-name="ce50" office:value-type="float" office:value="126067.701" calcext:value-type="float">
            <text:p><text:s/>126,0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style-name="ce50" office:value-type="float" office:value="27716.0207070707" calcext:value-type="float">
            <text:p><text:s/>27,716 <text:s/></text:p>
          </table:table-cell>
          <table:table-cell table:style-name="ce50" office:value-type="float" office:value="33286.362" calcext:value-type="float">
            <text:p><text:s/>33,286 <text:s/></text:p>
          </table:table-cell>
          <table:table-cell table:style-name="ce50" office:value-type="float" office:value="6997.27" calcext:value-type="float">
            <text:p><text:s/>6,9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07353.131649832" calcext:value-type="float">
            <text:p><text:s/>207,353 <text:s/></text:p>
          </table:table-cell>
          <table:table-cell table:style-name="ce50" office:value-type="float" office:value="220635.857" calcext:value-type="float">
            <text:p><text:s/>220,636 <text:s/></text:p>
          </table:table-cell>
          <table:table-cell table:style-name="ce50" office:value-type="float" office:value="77585.372" calcext:value-type="float">
            <text:p><text:s/>77,5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846.90909090909" calcext:value-type="float">
            <text:p><text:s/>1,847 <text:s/></text:p>
          </table:table-cell>
          <table:table-cell table:style-name="ce50" office:value-type="float" office:value="2625.291" calcext:value-type="float">
            <text:p><text:s/>2,625 <text:s/></text:p>
          </table:table-cell>
          <table:table-cell table:style-name="ce50" office:value-type="float" office:value="104.328" calcext:value-type="float">
            <text:p><text:s/>10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71.7521885521886" calcext:value-type="float">
            <text:p><text:s/>72 <text:s/></text:p>
          </table:table-cell>
          <table:table-cell table:style-name="ce50" office:value-type="float" office:value="106.552" calcext:value-type="float">
            <text:p><text:s/>1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16.719865319865" calcext:value-type="float">
            <text:p><text:s/>117 <text:s/></text:p>
          </table:table-cell>
          <table:table-cell table:style-name="ce50" office:value-type="float" office:value="173.329" calcext:value-type="float">
            <text:p><text:s/>17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376.61548821549" calcext:value-type="float">
            <text:p><text:s/>1,377 <text:s/></text:p>
          </table:table-cell>
          <table:table-cell table:style-name="ce50" office:value-type="float" office:value="2023.07" calcext:value-type="float">
            <text:p><text:s/>2,023 <text:s/></text:p>
          </table:table-cell>
          <table:table-cell table:style-name="ce50" office:value-type="float" office:value="18.848" calcext:value-type="float">
            <text:p><text:s/>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style-name="ce50" office:value-type="float" office:value="9962.73543771044" calcext:value-type="float">
            <text:p><text:s/>9,963 <text:s/></text:p>
          </table:table-cell>
          <table:table-cell table:style-name="ce50" office:value-type="float" office:value="13842.191" calcext:value-type="float">
            <text:p><text:s/>13,842 <text:s/></text:p>
          </table:table-cell>
          <table:table-cell table:style-name="ce50" office:value-type="float" office:value="846.641" calcext:value-type="float">
            <text:p><text:s/>8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50870.4033670034" calcext:value-type="float">
            <text:p><text:s/>50,870 <text:s/></text:p>
          </table:table-cell>
          <table:table-cell table:style-name="ce50" office:value-type="float" office:value="58233.407" calcext:value-type="float">
            <text:p><text:s/>58,233 <text:s/></text:p>
          </table:table-cell>
          <table:table-cell table:style-name="ce50" office:value-type="float" office:value="15385.904" calcext:value-type="float">
            <text:p><text:s/>15,3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864.45429292929" calcext:value-type="float">
            <text:p><text:s/>9,864 <text:s/></text:p>
          </table:table-cell>
          <table:table-cell table:style-name="ce50" office:value-type="float" office:value="10463.25" calcext:value-type="float">
            <text:p><text:s/>10,463 <text:s/></text:p>
          </table:table-cell>
          <table:table-cell table:style-name="ce50" office:value-type="float" office:value="3720.413" calcext:value-type="float">
            <text:p><text:s/>3,7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5323.0994107744" calcext:value-type="float">
            <text:p><text:s/>45,323 <text:s/></text:p>
          </table:table-cell>
          <table:table-cell table:style-name="ce51" office:value-type="float" office:value="43219.762" calcext:value-type="float">
            <text:p><text:s/>43,220 <text:s/></text:p>
          </table:table-cell>
          <table:table-cell table:style-name="ce51" office:value-type="float" office:value="21408.925" calcext:value-type="float">
            <text:p><text:s/>21,40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86520.779208754" calcext:value-type="float">
            <text:p><text:s/>586,521 <text:s/></text:p>
          </table:table-cell>
          <table:table-cell table:style-name="ce52" office:value-type="float" office:value="801418.954" calcext:value-type="float">
            <text:p><text:s/>801,419 <text:s/></text:p>
          </table:table-cell>
          <table:table-cell table:style-name="ce52" office:value-type="float" office:value="61835.025" calcext:value-type="float">
            <text:p><text:s/>61,83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91145432.792152" calcext:value-type="float">
            <text:p><text:s/>91,145,433 <text:s/></text:p>
          </table:table-cell>
          <table:table-cell table:style-name="ce57" office:value-type="float" office:value="19715" calcext:value-type="float">
            <text:p><text:s/>19,715 <text:s/></text:p>
          </table:table-cell>
          <table:table-cell table:style-name="ce57" office:value-type="float" office:value="91125717.792152" calcext:value-type="float">
            <text:p><text:s/>91,125,718 <text:s/></text:p>
          </table:table-cell>
          <table:table-cell table:style-name="ce57" office:value-type="float" office:value="3800176.202948" calcext:value-type="float">
            <text:p><text:s/>3,800,176 <text:s/></text:p>
          </table:table-cell>
          <table:table-cell table:style-name="ce57" office:value-type="float" office:value="169780.001853" calcext:value-type="float">
            <text:p><text:s/>169,780 <text:s/></text:p>
          </table:table-cell>
          <table:table-cell table:style-name="ce57" office:value-type="float" office:value="151433.873801" calcext:value-type="float">
            <text:p><text:s/>151,4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8346.128052" calcext:value-type="float">
            <text:p><text:s/>18,346 <text:s/></text:p>
          </table:table-cell>
          <table:table-cell table:style-name="ce57" office:value-type="float" office:value="3630396.201095" calcext:value-type="float">
            <text:p><text:s/>3,630,396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90692114.056" calcext:value-type="float">
            <text:p><text:s/>90,692,11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90692114.056" calcext:value-type="float">
            <text:p><text:s/>90,692,114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8591.439" calcext:value-type="float">
            <text:p><text:s/>38,591 <text:s/></text:p>
          </table:table-cell>
          <table:table-cell table:style-name="ce57" office:value-type="float" office:value="17791.439" calcext:value-type="float">
            <text:p><text:s/>17,791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17791.439" calcext:value-type="float">
            <text:p><text:s/>17,791 <text:s/></text:p>
          </table:table-cell>
          <table:table-cell table:style-name="ce57" office:value-type="float" office:value="20800" calcext:value-type="float">
            <text:p><text:s/>20,80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5928.136493" calcext:value-type="float">
            <text:p><text:s/>85,92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85928.136493" calcext:value-type="float">
            <text:p><text:s/>85,92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53318.736152" calcext:value-type="float">
            <text:p><text:s/>453,319 <text:s/></text:p>
          </table:table-cell>
          <table:table-cell table:style-name="ce57" office:value-type="float" office:value="19715" calcext:value-type="float">
            <text:p><text:s/>19,715 <text:s/></text:p>
          </table:table-cell>
          <table:table-cell table:style-name="ce57" office:value-type="float" office:value="433603.736152" calcext:value-type="float">
            <text:p><text:s/>433,604 <text:s/></text:p>
          </table:table-cell>
          <table:table-cell table:style-name="ce57" office:value-type="float" office:value="3675656.627455" calcext:value-type="float">
            <text:p><text:s/>3,675,657 <text:s/></text:p>
          </table:table-cell>
          <table:table-cell table:style-name="ce57" office:value-type="float" office:value="151988.562853" calcext:value-type="float">
            <text:p><text:s/>151,989 <text:s/></text:p>
          </table:table-cell>
          <table:table-cell table:style-name="ce57" office:value-type="float" office:value="151433.873801" calcext:value-type="float">
            <text:p><text:s/>151,4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4.689052" calcext:value-type="float">
            <text:p><text:s/>555 <text:s/></text:p>
          </table:table-cell>
          <table:table-cell table:style-name="ce57" office:value-type="float" office:value="3523668.064602" calcext:value-type="float">
            <text:p><text:s/>3,523,668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85685.870101" calcext:value-type="float">
            <text:p><text:s/>85,68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5685.870101" calcext:value-type="float">
            <text:p><text:s/>85,686 <text:s/></text:p>
          </table:table-cell>
          <table:table-cell table:style-name="ce57" office:value-type="float" office:value="898095.986639" calcext:value-type="float">
            <text:p><text:s/>898,096 <text:s/></text:p>
          </table:table-cell>
          <table:table-cell table:number-columns-repeated="2" table:style-name="ce57" office:value-type="float" office:value="192416.8399" calcext:value-type="float">
            <text:p><text:s/>192,417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05679.146739" calcext:value-type="float">
            <text:p><text:s/>705,679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85685.870101" calcext:value-type="float">
            <text:p><text:s/>85,68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5685.870101" calcext:value-type="float">
            <text:p><text:s/>85,686 <text:s/></text:p>
          </table:table-cell>
          <table:table-cell table:style-name="ce51" office:value-type="float" office:value="898095.986639" calcext:value-type="float">
            <text:p><text:s/>898,096 <text:s/></text:p>
          </table:table-cell>
          <table:table-cell table:number-columns-repeated="2" table:style-name="ce51" office:value-type="float" office:value="192416.8399" calcext:value-type="float">
            <text:p><text:s/>192,41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05679.146739" calcext:value-type="float">
            <text:p><text:s/>705,679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544795.913" calcext:value-type="float">
            <text:p><text:s/>5,544,796 <text:s/></text:p>
          </table:table-cell>
          <table:table-cell table:style-name="ce49" office:value-type="float" office:value="756.709" calcext:value-type="float">
            <text:p><text:s/>757 <text:s/></text:p>
          </table:table-cell>
          <table:table-cell table:style-name="ce49" office:value-type="float" office:value="4014341.974" calcext:value-type="float">
            <text:p><text:s/>4,014,342 <text:s/></text:p>
          </table:table-cell>
          <table:table-cell table:style-name="ce49" office:value-type="float" office:value="1892231.712" calcext:value-type="float">
            <text:p><text:s/>1,892,232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2323432" calcext:value-type="float">
            <text:p><text:s/>32,323,4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2323432" calcext:value-type="float">
            <text:p><text:s/>32,323,432 <text:s/></text:p>
          </table:table-cell>
          <table:table-cell table:style-name="ce51" office:value-type="float" office:value="5544795.913" calcext:value-type="float">
            <text:p><text:s/>5,544,796 <text:s/></text:p>
          </table:table-cell>
          <table:table-cell table:style-name="ce51" office:value-type="float" office:value="756.709" calcext:value-type="float">
            <text:p><text:s/>757 <text:s/></text:p>
          </table:table-cell>
          <table:table-cell table:style-name="ce51" office:value-type="float" office:value="4014341.974" calcext:value-type="float">
            <text:p><text:s/>4,014,342 <text:s/></text:p>
          </table:table-cell>
          <table:table-cell table:style-name="ce51" office:value-type="float" office:value="1892231.712" calcext:value-type="float">
            <text:p><text:s/>1,892,23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513156.156" calcext:value-type="float">
            <text:p><text:s/>-513,15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2323432" calcext:value-type="float">
            <text:p><text:s/>32,323,432 <text:s/></text:p>
          </table:table-cell>
          <table:table-cell table:style-name="ce50" office:value-type="float" office:value="8752896.913" calcext:value-type="float">
            <text:p><text:s/>8,752,897 <text:s/></text:p>
          </table:table-cell>
          <table:table-cell table:style-name="ce50" office:value-type="float" office:value="756.709" calcext:value-type="float">
            <text:p><text:s/>757 <text:s/></text:p>
          </table:table-cell>
          <table:table-cell table:style-name="ce50" office:value-type="float" office:value="4014341.974" calcext:value-type="float">
            <text:p><text:s/>4,014,342 <text:s/></text:p>
          </table:table-cell>
          <table:table-cell table:style-name="ce50" office:value-type="float" office:value="1892231.712" calcext:value-type="float">
            <text:p><text:s/>1,892,2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2323432" calcext:value-type="float">
            <text:p><text:s/>32,323,432 <text:s/></text:p>
          </table:table-cell>
          <table:table-cell table:style-name="ce50" office:value-type="float" office:value="8752896.913" calcext:value-type="float">
            <text:p><text:s/>8,752,8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1433.899" calcext:value-type="float">
            <text:p><text:s/>281,434 <text:s/></text:p>
          </table:table-cell>
          <table:table-cell table:style-name="ce50" office:value-type="float" office:value="1862940.705" calcext:value-type="float">
            <text:p><text:s/>1,862,9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56.709" calcext:value-type="float">
            <text:p><text:s/>757 <text:s/></text:p>
          </table:table-cell>
          <table:table-cell table:style-name="ce50" office:value-type="float" office:value="3732908.075" calcext:value-type="float">
            <text:p><text:s/>3,732,908 <text:s/></text:p>
          </table:table-cell>
          <table:table-cell table:style-name="ce50" office:value-type="float" office:value="29291.007" calcext:value-type="float">
            <text:p><text:s/>29,2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08101" calcext:value-type="float">
            <text:p><text:s/>3,208,1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4190876.782" calcext:value-type="float">
            <text:p><text:s/>274,190,87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08101" calcext:value-type="float">
            <text:p><text:s/>3,208,1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4190876.782" calcext:value-type="float">
            <text:p><text:s/>274,190,87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74624.534" calcext:value-type="float">
            <text:p><text:s/>19,574,62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430.219" calcext:value-type="float">
            <text:p><text:s/>22,43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10010.523" calcext:value-type="float">
            <text:p><text:s/>2,610,01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24841.388" calcext:value-type="float">
            <text:p><text:s/>10,024,84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85182" calcext:value-type="float">
            <text:p><text:s/>3,985,18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24156.166" calcext:value-type="float">
            <text:p><text:s/>2,424,15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08004.238" calcext:value-type="float">
            <text:p><text:s/>508,00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984018.681" calcext:value-type="float">
            <text:p><text:s/>8,984,01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46145389.723" calcext:value-type="float">
            <text:p><text:s/>246,145,39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46145389.723" calcext:value-type="float">
            <text:p><text:s/>246,145,3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7675110.483" calcext:value-type="float">
            <text:p><text:s/>147,675,1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3741.44" calcext:value-type="float">
            <text:p><text:s/>203,7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42896.228" calcext:value-type="float">
            <text:p><text:s/>4,242,8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88026.675" calcext:value-type="float">
            <text:p><text:s/>5,788,0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0180.749" calcext:value-type="float">
            <text:p><text:s/>170,1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2333.291" calcext:value-type="float">
            <text:p><text:s/>392,33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89842.623" calcext:value-type="float">
            <text:p><text:s/>3,589,8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5058.542" calcext:value-type="float">
            <text:p><text:s/>555,0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496227.231" calcext:value-type="float">
            <text:p><text:s/>31,496,2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429941.586" calcext:value-type="float">
            <text:p><text:s/>23,429,9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5421915.852" calcext:value-type="float">
            <text:p>( 5,421,91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851087.456" calcext:value-type="float">
            <text:p>( 17,851,08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56938.278" calcext:value-type="float">
            <text:p>( 156,93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00935.064" calcext:value-type="float">
            <text:p><text:s/>3,800,9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86984.581" calcext:value-type="float">
            <text:p><text:s/>3,186,985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078366" calcext:value-type="float">
            <text:p><text:s/>1,078,3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09488.316" calcext:value-type="float">
            <text:p><text:s/>1,309,4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59199.052" calcext:value-type="float">
            <text:p><text:s/>1,059,19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362794.11" calcext:value-type="float">
            <text:p><text:s/>5,362,7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52802.088" calcext:value-type="float">
            <text:p><text:s/>5,752,8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08389.225" calcext:value-type="float">
            <text:p><text:s/>1,808,38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44412.863" calcext:value-type="float">
            <text:p><text:s/>3,944,4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91211.225" calcext:value-type="float">
            <text:p>( 391,211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970290.094" calcext:value-type="float">
            <text:p>( 2,970,29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456274.356" calcext:value-type="float">
            <text:p><text:s/>18,456,2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95913.896" calcext:value-type="float">
            <text:p><text:s/>16,195,9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0360.46" calcext:value-type="float">
            <text:p><text:s/>2,260,3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818805.543" calcext:value-type="float">
            <text:p>( 818,806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27908.114" calcext:value-type="float">
            <text:p><text:s/>6,627,90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738097.116" calcext:value-type="float">
            <text:p><text:s/>2,738,0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736456.326" calcext:value-type="float">
            <text:p><text:s/>51,736,4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7193200.138" calcext:value-type="float">
            <text:p>( 47,193,20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53469" calcext:value-type="float">
            <text:p><text:s/>2,853,4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3612.848" calcext:value-type="float">
            <text:p><text:s/>933,6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8018.722" calcext:value-type="float">
            <text:p><text:s/>1,148,01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52213.644" calcext:value-type="float">
            <text:p><text:s/>2,252,2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06470.012" calcext:value-type="float">
            <text:p><text:s/>1,006,47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99115.065" calcext:value-type="float">
            <text:p><text:s/>1,499,1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2014.163" calcext:value-type="float">
            <text:p><text:s/>1,462,0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100.902" calcext:value-type="float">
            <text:p><text:s/>37,10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45261.682" calcext:value-type="float">
            <text:p><text:s/>3,045,2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57553.551" calcext:value-type="float">
            <text:p><text:s/>2,057,55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87708.131" calcext:value-type="float">
            <text:p><text:s/>987,7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736417.0698" calcext:value-type="float">
            <text:p><text:s/>46,736,4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066224.45" calcext:value-type="float">
            <text:p><text:s/>12,066,2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453466.416" calcext:value-type="float">
            <text:p><text:s/>7,453,4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06263.755" calcext:value-type="float">
            <text:p><text:s/>2,206,2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8884.452" calcext:value-type="float">
            <text:p><text:s/>908,8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87011.984" calcext:value-type="float">
            <text:p><text:s/>2,387,0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57367.197" calcext:value-type="float">
            <text:p><text:s/>3,057,36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90916.392" calcext:value-type="float">
            <text:p><text:s/>1,990,9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51738.784" calcext:value-type="float">
            <text:p><text:s/>9,251,7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62093.2568" calcext:value-type="float">
            <text:p><text:s/>4,162,09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252450.383" calcext:value-type="float">
            <text:p><text:s/>3,252,450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7189485.4232" calcext:value-type="float">
            <text:p><text:s/>47,189,4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2323432" calcext:value-type="float">
            <text:p><text:s/>32,323,432 <text:s/></text:p>
          </table:table-cell>
          <table:table-cell table:style-name="ce57" office:value-type="float" office:value="8752896.913" calcext:value-type="float">
            <text:p><text:s/>8,752,897 <text:s/></text:p>
          </table:table-cell>
          <table:table-cell table:style-name="ce57" office:value-type="float" office:value="756.709" calcext:value-type="float">
            <text:p><text:s/>757 <text:s/></text:p>
          </table:table-cell>
          <table:table-cell table:style-name="ce57" office:value-type="float" office:value="4014341.974" calcext:value-type="float">
            <text:p><text:s/>4,014,342 <text:s/></text:p>
          </table:table-cell>
          <table:table-cell table:style-name="ce57" office:value-type="float" office:value="1892231.712" calcext:value-type="float">
            <text:p><text:s/>1,892,2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2323432" calcext:value-type="float">
            <text:p><text:s/>32,323,432 <text:s/></text:p>
          </table:table-cell>
          <table:table-cell table:style-name="ce57" office:value-type="float" office:value="8752896.913" calcext:value-type="float">
            <text:p><text:s/>8,752,89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1433.899" calcext:value-type="float">
            <text:p><text:s/>281,434 <text:s/></text:p>
          </table:table-cell>
          <table:table-cell table:style-name="ce57" office:value-type="float" office:value="1862940.705" calcext:value-type="float">
            <text:p><text:s/>1,862,94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756.709" calcext:value-type="float">
            <text:p><text:s/>757 <text:s/></text:p>
          </table:table-cell>
          <table:table-cell table:style-name="ce57" office:value-type="float" office:value="3732908.075" calcext:value-type="float">
            <text:p><text:s/>3,732,908 <text:s/></text:p>
          </table:table-cell>
          <table:table-cell table:style-name="ce57" office:value-type="float" office:value="29291.007" calcext:value-type="float">
            <text:p><text:s/>29,291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8年(西元2019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01058" calcext:value-type="float">
            <text:p><text:s/>101,05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01058" calcext:value-type="float">
            <text:p><text:s/>101,05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398114.988" calcext:value-type="float">
            <text:p><text:s/>29,398,115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398114.988" calcext:value-type="float">
            <text:p><text:s/>29,398,115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598926.651" calcext:value-type="float">
            <text:p><text:s/>6,598,927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89061.651" calcext:value-type="float">
            <text:p><text:s/>5,589,062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09865" calcext:value-type="float">
            <text:p><text:s/>1,009,865 <text:s/></text:p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1058" calcext:value-type="float">
            <text:p><text:s/>101,058 <text:s/></text:p>
          </table:table-cell>
          <table:table-cell table:style-name="ce52" office:value-type="float" office:value="22799188.337" calcext:value-type="float">
            <text:p><text:s/>22,799,188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1058" calcext:value-type="float">
            <text:p><text:s/>101,058 <text:s/></text:p>
          </table:table-cell>
          <table:table-cell table:style-name="ce52" office:value-type="float" office:value="22799188.337" calcext:value-type="float">
            <text:p><text:s/>22,799,188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785239.488" calcext:value-type="float">
            <text:p><text:s/>22,785,239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6407" calcext:value-type="float">
            <text:p><text:s/>326,407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7597.749" calcext:value-type="float">
            <text:p><text:s/>577,598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95" calcext:value-type="float">
            <text:p><text:s/>13,595 <text:s/></text:p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482" calcext:value-type="float">
            <text:p><text:s/>73,482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273055.739" calcext:value-type="float">
            <text:p><text:s/>20,273,056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996835.359" calcext:value-type="float">
            <text:p><text:s/>18,996,835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087393.84" calcext:value-type="float">
            <text:p>( 5,087,394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909441.519" calcext:value-type="float">
            <text:p>( 13,909,442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7671" calcext:value-type="float">
            <text:p><text:s/>967,671 <text:s/></text:p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697.33" calcext:value-type="float">
            <text:p><text:s/>12,697 <text:s/></text:p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95852.05" calcext:value-type="float">
            <text:p><text:s/>295,852 <text:s/></text:p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3859" calcext:value-type="float">
            <text:p><text:s/>163,859 <text:s/></text:p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731536" calcext:value-type="float">
            <text:p><text:s/>731,536 <text:s/></text:p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8" calcext:value-type="float">
            <text:p>( 18 <text:s/>)</text:p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610" calcext:value-type="float">
            <text:p><text:s/>129,610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1088" calcext:value-type="float">
            <text:p><text:s/>61,088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522" calcext:value-type="float">
            <text:p><text:s/>68,522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8522" calcext:value-type="float">
            <text:p>( 68,522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232" calcext:value-type="float">
            <text:p><text:s/>12,232 <text:s/></text:p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1179" calcext:value-type="float">
            <text:p><text:s/>481,179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81179" calcext:value-type="float">
            <text:p>( 481,179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6" calcext:value-type="float">
            <text:p><text:s/>346 <text:s/></text:p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2" calcext:value-type="float">
            <text:p><text:s/>2,322 <text:s/></text:p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031.74" calcext:value-type="float">
            <text:p><text:s/>3,032 <text:s/></text:p>
          </table:table-cell>
          <table:table-cell table:style-name="ce50" office:value-type="float" office:value="13948.849" calcext:value-type="float">
            <text:p><text:s/>13,949 <text:s/></text:p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648" calcext:value-type="float">
            <text:p><text:s/>8,648 <text:s/></text:p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031.74" calcext:value-type="float">
            <text:p><text:s/>3,032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300.849" calcext:value-type="float">
            <text:p><text:s/>5,301 <text:s/></text:p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98026.26" calcext:value-type="float">
            <text:p><text:s/>98,02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